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xmlns:draw="urn:oasis:names:tc:opendocument:xmlns:drawing:1.0" xmlns:table="urn:oasis:names:tc:opendocument:xmlns:table:1.0" xmlns:xlink="http://www.w3.org/1999/xlink" xmlns:svg="urn:oasis:names:tc:opendocument:xmlns:svg-compatible:1.0" office:version="1.2">
  <office:automatic-styles>
    <!-- Стили по ГОСТ Р 2.105-2019 -->
    <!-- Стили титульного листа -->
    <style:style style:name="TitleCompany" style:family="paragraph">
      <style:paragraph-properties fo:text-align="center" fo:margin-top="0cm" fo:margin-bottom="0cm" fo:line-height="100%"/>
      <style:text-properties fo:font-family="FreeSerif" fo:font-size="14pt"/>
    </style:style>
    <style:style style:name="TitleRight" style:family="paragraph">
      <style:paragraph-properties fo:text-align="right" fo:margin-top="0cm" fo:margin-bottom="0cm" fo:line-height="100%" fo:margin-right="0cm"/>
      <style:text-properties fo:font-family="FreeSerif" fo:font-size="14pt"/>
    </style:style>
    <style:style style:name="TitleLeft" style:family="paragraph">
      <style:paragraph-properties fo:text-align="left" fo:margin-top="0cm" fo:margin-bottom="0cm" fo:line-height="100%" fo:margin-right="0cm"/>
      <style:text-properties fo:font-family="FreeSerif" fo:font-size="14pt"/>
    </style:style>
    <style:style style:name="TitlePage" style:family="paragraph">
      <style:paragraph-properties fo:text-align="center" fo:margin-top="0cm" fo:margin-bottom="0cm" fo:line-height="100%"/>
      <style:text-properties fo:font-family="FreeSerif" fo:font-size="14pt"/>
    </style:style>
    <style:style style:name="TitleBottom" style:family="paragraph">
      <style:paragraph-properties fo:text-align="center" fo:margin-top="0cm" fo:margin-bottom="0cm" fo:line-height="100%"/>
      <style:text-properties fo:font-family="FreeSerif" fo:font-size="14pt"/>
    </style:style>
    <!-- Основные стили документа -->
    <!-- Заголовок 1 уровня -->
    <style:style style:name="Heading_20_1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 fo:font-weight="bold"/>
    </style:style>
    <!-- Заголовок 2 уровня -->
    <style:style style:name="Heading_20_2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 fo:font-weight="bold"/>
    </style:style>
    <!-- Обычный текст -->
    <style:style style:name="Normal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Стиль для введения -->
    <style:style style:name="Intro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Пункты (1.1.1) -->
    <style:style style:name="Clause" style:family="paragraph">
      <style:paragraph-properties fo:text-align="justify" fo:margin-top="0cm" fo:margin-bottom="0cm" fo:line-height="100%" fo:text-indent="1.2cm" style:contextual-spacing="true"/>
      <style:text-properties fo:font-family="FreeSerif" fo:font-weight="normal" fo:font-size="14pt"/>
    </style:style>
    <!-- Подпункты (а), б)) -->
    <style:style style:name="Subclause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Заголовок таблицы -->
    <style:style style:name="TableTitle" style:family="paragraph">
      <style:paragraph-properties fo:text-align="left" fo:margin-top="0.3cm" fo:margin-bottom="0.1cm" fo:line-height="100%"/>
      <style:text-properties fo:font-family="FreeSerif" fo:font-size="14pt"/>
    </style:style>
    <!-- Ячейки таблицы -->
    <style:style style:name="TableCell" style:family="paragraph">
      <style:paragraph-properties fo:text-align="justify" fo:margin-top="0.1cm" fo:margin-bottom="0.1cm" fo:margin-left="0.1cm" fo:margin-right="0.1cm" fo:line-height="100%" fo:text-indent="0cm"/>
      <style:text-properties fo:font-family="FreeSerif" fo:font-size="14pt"/>
    </style:style>
    <!-- Заголовки столбцов таблицы -->
    <style:style style:name="TableHeader" style:family="paragraph">
      <style:paragraph-properties fo:text-align="center" fo:margin-top="0.1cm" fo:margin-bottom="0.1cm" fo:line-height="100%" fo:text-indent="0cm"/>
      <style:text-properties fo:font-family="FreeSerif" fo:font-size="14pt" fo:font-weight="bold"/>
    </style:style>
    <!-- Стиль для строк оглавления -->
    <style:style style:name="TOC" style:family="paragraph">
      <style:paragraph-properties fo:text-align="start" fo:margin-top="0cm" fo:margin-bottom="0cm" fo:line-height="100%" fo:text-indent="0cm" fo:margin-left="0cm">
                fo:margin-left="4.2cm"&gt;  <!-- Используем вычисленный отступ -->
                <style:tab-stops>
                <style:tab-stop style:position="19.5cm" style:type="right" style:leader-style="dotted" style:leader-text="."/>
                </style:tab-stops>
            </style:paragraph-properties>
      <style:text-properties fo:font-family="FreeSerif" fo:font-size="14pt"/>
    </style:style>
    <!-- Заголовок содержания -->
    <style:style style:name="TOCTitle" style:family="paragraph">
      <style:paragraph-properties fo:text-align="center" fo:margin-top="0cm" fo:margin-bottom="0.5cm" fo:line-height="100%"/>
      <style:text-properties fo:font-family="FreeSerif" fo:font-size="14pt" fo:font-weight="bold"/>
    </style:style>
    <!-- Разрыв страницы -->
    <style:style style:name="PageBreak" style:family="paragraph">
      <style:paragraph-properties fo:break-before="page" fo:margin-top="0cm" fo:margin-bottom="0cm"/>
      <style:text-properties fo:font-size="1pt"/>
    </style:style>
    <!-- Стили таблиц -->
    <!-- Основной стиль таблицы -->
    <style:style style:name="Table" style:family="table">
      <style:table-properties table:align="margins" style:width="16.5cm" fo:margin-top="0.2cm" fo:margin-bottom="0.2cm" style:border-model="collapsing"/>
    </style:style>
    <!-- Стиль столбцов таблицы (адаптивная ширина) -->
    <style:style style:name="TableColumn" style:family="table-column">
      <style:table-column-properties style:column-width="5.3cm"/>
    </style:style>
    <!-- Стиль строк таблицы -->
    <style:style style:name="TableRow" style:family="table-row">
      <style:table-row-properties fo:keep-together="always" style:min-row-height="0.5cm"/>
    </style:style>
    <!-- Стиль ячеек таблицы (с границами) -->
    <style:style style:name="TableCellStyle" style:family="table-cell">
      <style:table-cell-properties fo:border="0.35pt solid #000000" style:border-line-width="0.35pt"/>
    </style:style>
    <!-- Стиль для центрированных изображений БЕЗ ОБТЕКАНИЯ -->
    <style:style style:name="GraphicsCenter" style:family="graphic">
      <style:graphic-properties style:vertical-pos="top" style:vertical-rel="paragraph" style:horizontal-pos="center" style:horizontal-rel="paragraph" style:wrap="none" style:number-wrapped-paragraphs="no-limit" style:wrap-contour="false" fo:margin-left="auto" fo:margin-right="auto" fo:margin-top="0.3cm" fo:margin-bottom="0.1cm" style:mirror="none" fo:padding="0.1cm" fo:border="0.5pt solid #cccccc" style:border-line-width="0.5pt"/>
    </style:style>
    <!-- Стиль для обычных изображений БЕЗ ОБТЕКАНИЯ -->
    <style:style style:name="Graphics" style:family="graphic">
      <style:graphic-properties fo:margin-left="0cm" fo:margin-right="0cm" fo:margin-top="0.2cm" fo:margin-bottom="0.2cm" style:wrap="none" style:number-wrapped-paragraphs="no-limit" style:wrap-contour="false" style:vertical-pos="top" style:vertical-rel="paragraph" style:horizontal-pos="center" style:horizontal-rel="paragraph" style:mirror="none" fo:padding="0.05cm" fo:border="0.05pt solid #000000" style:border-line-width="0.05pt"/>
    </style:style>
    <!-- Стиль для подписи изображений (обычный) -->
    <style:style style:name="ImageCaption" style:family="paragraph">
      <style:paragraph-properties fo:text-align="center" fo:margin-top="0.1cm" fo:margin-bottom="0.2cm" fo:line-height="100%"/>
      <style:text-properties fo:font-family="FreeSerif" fo:font-size="14pt"/>
    </style:style>
    <!-- Стиль для центрированной подписи изображений -->
    <style:style style:name="ImageCaptionCenter" style:family="paragraph">
      <style:paragraph-properties fo:text-align="center" fo:margin-top="0.1cm" fo:margin-bottom="0.3cm" fo:line-height="100%" fo:text-indent="0cm"/>
      <style:text-properties fo:font-family="FreeSerif" fo:font-size="14pt"/>
    </style:style>
  </office:automatic-styles>
  <office:body>
    <office:text>
      <!-- ========== ТИТУЛЬНЫЙ ЛИСТ ========== -->
      <text:p text:style-name="TitleCompany">ООО "АИМ"</text:p>
      <text:p text:style-name="TitlePage"/>
      <text:p text:style-name="TitleLeft">26.70.23.190</text:p>
      <text:p text:style-name="TitleRight">УТВЕРЖДАЮ<text:line-break/>  ______________________<text:line-break/>  (должность, подпись)<text:line-break/>  ___ ___________ 20__ г.</text:p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Company">СИСТЕМА АВТОМАТИЗИРОВАННОГО СЧИТЫВАНИЯ ПОКАЗАНИЙ СЧЕТЧИКОВ "САСП-2"</text:p>
      <text:p text:style-name="TitlePage"/>
      <text:p text:style-name="TitlePage">Технические условия</text:p>
      <text:p text:style-name="TitlePage"/>
      <text:p text:style-name="TitlePage">АИМУ.123456.002.ТУ</text:p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PageBreak"/>
      <!-- ========== СОДЕРЖАНИЕ ========== -->
      <text:p text:style-name="TOCTitle">Содержание</text:p>
      <text:p text:style-name="TOC">
        <text:span>Вводная часть</text:span>
        <text:tab/>
        <text:bookmark-ref text:reference-format="page" text:ref-name="toc_intro_1">1</text:bookmark-ref>
      </text:p>
      <text:p text:style-name="TOC">
        <text:span>1 Технические требования</text:span>
        <text:tab/>
        <text:bookmark-ref text:reference-format="page" text:ref-name="toc_technical_requirements_2">1</text:bookmark-ref>
      </text:p>
      <text:p text:style-name="TOC">
        <text:span>    1.1 Основные параметры и характеристики (свойства)</text:span>
        <text:tab/>
        <text:bookmark-ref text:reference-format="page" text:ref-name="toc_basic_parameters_3">1</text:bookmark-ref>
      </text:p>
      <text:p text:style-name="TOC">
        <text:span>    1.2 Требования к основным параметрам</text:span>
        <text:tab/>
        <text:bookmark-ref text:reference-format="page" text:ref-name="toc_main_parameters_4">1</text:bookmark-ref>
      </text:p>
      <text:p text:style-name="TOC">
        <text:span>    1.3 Требования назначения</text:span>
        <text:tab/>
        <text:bookmark-ref text:reference-format="page" text:ref-name="toc_purpose_requirements_5">1</text:bookmark-ref>
      </text:p>
      <text:p text:style-name="TOC">
        <text:span>    1.4 Требования к конструкции</text:span>
        <text:tab/>
        <text:bookmark-ref text:reference-format="page" text:ref-name="toc_construction_requirements_6">1</text:bookmark-ref>
      </text:p>
      <text:p text:style-name="TOC">
        <text:span>    1.5 Требования по различным видам совместимости</text:span>
        <text:tab/>
        <text:bookmark-ref text:reference-format="page" text:ref-name="toc_compatibility_requirements_7">1</text:bookmark-ref>
      </text:p>
      <text:p text:style-name="TOC">
        <text:span>    1.6 Требования надежности</text:span>
        <text:tab/>
        <text:bookmark-ref text:reference-format="page" text:ref-name="toc_reliability_requirements_8">1</text:bookmark-ref>
      </text:p>
      <text:p text:style-name="TOC">
        <text:span>    1.7 Требования радиоэлектронной защиты</text:span>
        <text:tab/>
        <text:bookmark-ref text:reference-format="page" text:ref-name="toc_radio_protection_requirements_9">1</text:bookmark-ref>
      </text:p>
      <text:p text:style-name="TOC">
        <text:span>    1.8 Требования стойкости к внешним воздействиям</text:span>
        <text:tab/>
        <text:bookmark-ref text:reference-format="page" text:ref-name="toc_environmental_resistance_requirements_10">1</text:bookmark-ref>
      </text:p>
      <text:p text:style-name="TOC">
        <text:span>    1.9 Требования эргономики</text:span>
        <text:tab/>
        <text:bookmark-ref text:reference-format="page" text:ref-name="toc_ergonomics_requirements_11">1</text:bookmark-ref>
      </text:p>
      <text:p text:style-name="TOC">
        <text:span>    1.10 Требования экономного использования ресурсов</text:span>
        <text:tab/>
        <text:bookmark-ref text:reference-format="page" text:ref-name="toc_resource_efficiency_requirements_12">1</text:bookmark-ref>
      </text:p>
      <text:p text:style-name="TOC">
        <text:span>    1.11 Требования технологичности</text:span>
        <text:tab/>
        <text:bookmark-ref text:reference-format="page" text:ref-name="toc_manufacturability_requirements_13">1</text:bookmark-ref>
      </text:p>
      <text:p text:style-name="TOC">
        <text:span>    1.12 Конструктивные требования</text:span>
        <text:tab/>
        <text:bookmark-ref text:reference-format="page" text:ref-name="toc_design_requirements_14">1</text:bookmark-ref>
      </text:p>
      <text:p text:style-name="TOC">
        <text:span>    1.13 Срок службы изделия</text:span>
        <text:tab/>
        <text:bookmark-ref text:reference-format="page" text:ref-name="toc_service_life_requirements_15">1</text:bookmark-ref>
      </text:p>
      <text:p text:style-name="TOC">
        <text:span>    1.14 Требования к сырью, материалам, покупным изделиям</text:span>
        <text:tab/>
        <text:bookmark-ref text:reference-format="page" text:ref-name="toc_materials_requirements_16">1</text:bookmark-ref>
      </text:p>
      <text:p text:style-name="TOC">
        <text:span>    1.15 Комплектность</text:span>
        <text:tab/>
        <text:bookmark-ref text:reference-format="page" text:ref-name="toc_completeness_requirements_17">1</text:bookmark-ref>
      </text:p>
      <text:p text:style-name="TOC">
        <text:span>    1.16 Маркировка</text:span>
        <text:tab/>
        <text:bookmark-ref text:reference-format="page" text:ref-name="toc_marking_requirements_section_18">1</text:bookmark-ref>
      </text:p>
      <text:p text:style-name="TOC">
        <text:span>    1.17 Упаковка</text:span>
        <text:tab/>
        <text:bookmark-ref text:reference-format="page" text:ref-name="toc_packaging_requirements_section_19">1</text:bookmark-ref>
      </text:p>
      <text:p text:style-name="TOC">
        <text:span>2 Требования безопасности</text:span>
        <text:tab/>
        <text:bookmark-ref text:reference-format="page" text:ref-name="toc_safety_20">1</text:bookmark-ref>
      </text:p>
      <text:p text:style-name="TOC">
        <text:span>    2.1 Требования электробезопасности</text:span>
        <text:tab/>
        <text:bookmark-ref text:reference-format="page" text:ref-name="toc_electrical_safety_21">1</text:bookmark-ref>
      </text:p>
      <text:p text:style-name="TOC">
        <text:span>    2.2 Требования пожарной безопасности</text:span>
        <text:tab/>
        <text:bookmark-ref text:reference-format="page" text:ref-name="toc_fire_safety_22">1</text:bookmark-ref>
      </text:p>
      <text:p text:style-name="TOC">
        <text:span>    2.3 Требования радиационной безопасности</text:span>
        <text:tab/>
        <text:bookmark-ref text:reference-format="page" text:ref-name="toc_radiation_safety_23">1</text:bookmark-ref>
      </text:p>
      <text:p text:style-name="TOC">
        <text:span>    2.4 Требования химической безопасности</text:span>
        <text:tab/>
        <text:bookmark-ref text:reference-format="page" text:ref-name="toc_chemical_safety_24">1</text:bookmark-ref>
      </text:p>
      <text:p text:style-name="TOC">
        <text:span>    2.5 Требования безопасности при обслуживании</text:span>
        <text:tab/>
        <text:bookmark-ref text:reference-format="page" text:ref-name="toc_maintenance_safety_25">1</text:bookmark-ref>
      </text:p>
      <text:p text:style-name="TOC">
        <text:span>    2.6 Требования к защитным средствам</text:span>
        <text:tab/>
        <text:bookmark-ref text:reference-format="page" text:ref-name="toc_protective_means_requirements_26">1</text:bookmark-ref>
      </text:p>
      <text:p text:style-name="TOC">
        <text:span>    2.7 Знаки безопасности</text:span>
        <text:tab/>
        <text:bookmark-ref text:reference-format="page" text:ref-name="toc_safety_signs_section_27">1</text:bookmark-ref>
      </text:p>
      <text:p text:style-name="TOC">
        <text:span>    2.8 Класс опасности</text:span>
        <text:tab/>
        <text:bookmark-ref text:reference-format="page" text:ref-name="toc_hazard_class_28">1</text:bookmark-ref>
      </text:p>
      <text:p text:style-name="TOC">
        <text:span>    2.9 Особые требования безопасности</text:span>
        <text:tab/>
        <text:bookmark-ref text:reference-format="page" text:ref-name="toc_special_safety_requirements_29">1</text:bookmark-ref>
      </text:p>
      <text:p text:style-name="TOC">
        <text:span>3 Требования охраны окружающей среды</text:span>
        <text:tab/>
        <text:bookmark-ref text:reference-format="page" text:ref-name="toc_environment_30">1</text:bookmark-ref>
      </text:p>
      <text:p text:style-name="TOC">
        <text:span>    3.1 Общие требования</text:span>
        <text:tab/>
        <text:bookmark-ref text:reference-format="page" text:ref-name="toc_general_environmental_requirements_31">1</text:bookmark-ref>
      </text:p>
      <text:p text:style-name="TOC">
        <text:span>    3.2 Допустимые воздействия</text:span>
        <text:tab/>
        <text:bookmark-ref text:reference-format="page" text:ref-name="toc_permissible_impacts_32">1</text:bookmark-ref>
      </text:p>
      <text:p text:style-name="TOC">
        <text:span>    3.3 Требования при утилизации</text:span>
        <text:tab/>
        <text:bookmark-ref text:reference-format="page" text:ref-name="toc_disposal_requirements_33">1</text:bookmark-ref>
      </text:p>
      <text:p text:style-name="TOC">
        <text:span>4 Правила приемки</text:span>
        <text:tab/>
        <text:bookmark-ref text:reference-format="page" text:ref-name="toc_acceptance_34">1</text:bookmark-ref>
      </text:p>
      <text:p text:style-name="TOC">
        <text:span>    4.1 Общий порядок</text:span>
        <text:tab/>
        <text:bookmark-ref text:reference-format="page" text:ref-name="toc_general_acceptance_procedure_35">1</text:bookmark-ref>
      </text:p>
      <text:p text:style-name="TOC">
        <text:span>    4.2 Документация при приемке</text:span>
        <text:tab/>
        <text:bookmark-ref text:reference-format="page" text:ref-name="toc_acceptance_documentation_36">1</text:bookmark-ref>
      </text:p>
      <text:p text:style-name="TOC">
        <text:span>    4.3 Виды испытаний</text:span>
        <text:tab/>
        <text:bookmark-ref text:reference-format="page" text:ref-name="toc_test_types_37">1</text:bookmark-ref>
      </text:p>
      <text:p text:style-name="TOC">
        <text:span>    4.4 Программа приемо-сдаточных испытаний</text:span>
        <text:tab/>
        <text:bookmark-ref text:reference-format="page" text:ref-name="toc_acceptance_test_program_38">1</text:bookmark-ref>
      </text:p>
      <text:p text:style-name="TOC">
        <text:span>    4.5 Критерии приемки</text:span>
        <text:tab/>
        <text:bookmark-ref text:reference-format="page" text:ref-name="toc_acceptance_criteria_39">1</text:bookmark-ref>
      </text:p>
      <text:p text:style-name="TOC">
        <text:span>    4.6 Оформление результатов</text:span>
        <text:tab/>
        <text:bookmark-ref text:reference-format="page" text:ref-name="toc_results_documentation_40">1</text:bookmark-ref>
      </text:p>
      <text:p text:style-name="TOC">
        <text:span>5 Методы контроля</text:span>
        <text:tab/>
        <text:bookmark-ref text:reference-format="page" text:ref-name="toc_control_41">1</text:bookmark-ref>
      </text:p>
      <text:p text:style-name="TOC">
        <text:span>    5.1 Метод контроля целостности корпуса и пломбы</text:span>
        <text:tab/>
        <text:bookmark-ref text:reference-format="page" text:ref-name="toc_case_integrity_control_42">1</text:bookmark-ref>
      </text:p>
      <text:p text:style-name="TOC">
        <text:span>    5.2 Метод контроля электрических параметров</text:span>
        <text:tab/>
        <text:bookmark-ref text:reference-format="page" text:ref-name="toc_electrical_parameters_control_43">1</text:bookmark-ref>
      </text:p>
      <text:p text:style-name="TOC">
        <text:span>    5.3 Метод контроля OTA-функционала</text:span>
        <text:tab/>
        <text:bookmark-ref text:reference-format="page" text:ref-name="toc_ota_functionality_control_44">1</text:bookmark-ref>
      </text:p>
      <text:p text:style-name="TOC">
        <text:span>    5.4 Метод климатических испытаний</text:span>
        <text:tab/>
        <text:bookmark-ref text:reference-format="page" text:ref-name="toc_climatic_tests_control_45">1</text:bookmark-ref>
      </text:p>
      <text:p text:style-name="TOC">
        <text:span>    5.5 Требования безопасности при контроле</text:span>
        <text:tab/>
        <text:bookmark-ref text:reference-format="page" text:ref-name="toc_safety_during_control_46">1</text:bookmark-ref>
      </text:p>
      <text:p text:style-name="TOC">
        <text:span>6 Указания по эксплуатации</text:span>
        <text:tab/>
        <text:bookmark-ref text:reference-format="page" text:ref-name="toc_operation_47">1</text:bookmark-ref>
      </text:p>
      <text:p text:style-name="TOC">
        <text:span>    6.1 Указания по эксплуатации</text:span>
        <text:tab/>
        <text:bookmark-ref text:reference-format="page" text:ref-name="toc_operation_instructions_48">1</text:bookmark-ref>
      </text:p>
      <text:p text:style-name="TOC">
        <text:span>    6.2 Хранение и транспортирование</text:span>
        <text:tab/>
        <text:bookmark-ref text:reference-format="page" text:ref-name="toc_storage_transportation_49">1</text:bookmark-ref>
      </text:p>
      <text:p text:style-name="TOC">
        <text:span>    6.3 Требования утилизации изделия</text:span>
        <text:tab/>
        <text:bookmark-ref text:reference-format="page" text:ref-name="toc_disposal_instructions_50">1</text:bookmark-ref>
      </text:p>
      <text:p text:style-name="TOC">
        <text:span>7 Гарантии изготовителя</text:span>
        <text:tab/>
        <text:bookmark-ref text:reference-format="page" text:ref-name="toc_warranty_51">1</text:bookmark-ref>
      </text:p>
      <text:p text:style-name="TOC">
        <text:span>    7.1 Гарантийные обязательства</text:span>
        <text:tab/>
        <text:bookmark-ref text:reference-format="page" text:ref-name="toc_warranty_obligations_52">1</text:bookmark-ref>
      </text:p>
      <text:p text:style-name="TOC">
        <text:span>    7.2 Гарантийный срок</text:span>
        <text:tab/>
        <text:bookmark-ref text:reference-format="page" text:ref-name="toc_warranty_period_53">1</text:bookmark-ref>
      </text:p>
      <text:p text:style-name="TOC">
        <text:span>    7.3 Условия гарантии</text:span>
        <text:tab/>
        <text:bookmark-ref text:reference-format="page" text:ref-name="toc_warranty_conditions_54">1</text:bookmark-ref>
      </text:p>
      <text:p text:style-name="TOC">
        <text:span>    7.4 Гарантия не распространяется на:</text:span>
        <text:tab/>
        <text:bookmark-ref text:reference-format="page" text:ref-name="toc_warranty_exclusions_55">1</text:bookmark-ref>
      </text:p>
      <text:p text:style-name="TOC">
        <text:span>    7.5 Права потребителя</text:span>
        <text:tab/>
        <text:bookmark-ref text:reference-format="page" text:ref-name="toc_consumer_rights_56">1</text:bookmark-ref>
      </text:p>
      <text:p text:style-name="TOC">
        <text:span>    7.6 Порядок предъявления рекламаций</text:span>
        <text:tab/>
        <text:bookmark-ref text:reference-format="page" text:ref-name="toc_complaint_procedure_57">1</text:bookmark-ref>
      </text:p>
      <text:p text:style-name="PageBreak"/>
      <text:p text:style-name="Heading_20_1">
        <text:bookmark-start text:name="toc_intro_1"/>
        Вводная часть
        <text:bookmark-end text:name="toc_intro_1"/>
      </text:p>
      <text:p text:style-name="Clause">Настоящие технические условия распространяются на систему автоматизированного считывания показаний счетчиков «САСП-2», АИМУ.123456.002.</text:p>
      <text:p text:style-name="Clause">Изделие предназначено для автоматического считывания числовых показаний со шкал бытовых счетчиков (воды, электричества, газа) с помощью камеры, их распознавания и передачи данных на удаленный сервер или локальное хранилище в системах учета коммунальных ресурсов.</text:p>
      <text:p text:style-name="Clause">Условия эксплуатации: Климатическое исполнение УХЛ4 по ГОСТ 15150-69. Температура окружающей среды от 0°C до 40°C. Относительная влажность до 80% при температуре +25°C без конденсата. Вибрационные нагрузки до 0.5g в диапазоне частот 5-150 Гц. Установка в закрытых помещениях с защитой от прямого воздействия атмосферных осадков и солнечной радиации. Крепление на счетчики осуществляется с помощью совместимых креплений, приобретаемых отдельно.</text:p>
      <text:p text:style-name="Clause">Пример записи в конструкторской документации и при заказе: «Система считывания показаний счетчиков «САСП-2» АИМУ.123456.002 с комплектом креплений для [модель счетчика]».</text:p>
      <text:p text:style-name="PageBreak"/>
      <text:p text:style-name="Heading_20_1">
        <text:bookmark-start text:name="toc_technical_requirements_2"/>
        1 Технические требования
        <text:bookmark-end text:name="toc_technical_requirements_2"/>
      </text:p>
      <text:p text:style-name="Heading_20_2">
        <text:bookmark-start text:name="toc_basic_parameters_3"/>
        1.1 Основные параметры и характеристики (свойства)
        <text:bookmark-end text:name="toc_basic_parameters_3"/>
      </text:p>
      <text:p text:style-name="Clause">Система автоматизированного считывания показаний счетчиков «САСП-2» должна соответствовать требованиям настоящих технических условий и комплекта конструкторской документации согласно АИМУ.123456.002 КД.</text:p>
      <text:p text:style-name="Heading_20_2">
        <text:bookmark-start text:name="toc_main_parameters_4"/>
        1.2 Требования к основным параметрам
        <text:bookmark-end text:name="toc_main_parameters_4"/>
      </text:p>
      <text:p text:style-name="Clause">
        <text:bookmark-start text:name="toc_dimensions_dimensions"/>
        1.2.1 Изделие должно иметь следующие габаритные размеры: 60.0 ±0.5 мм × 40.0 ±0.5 мм × 20.0 ±0.5 мм.
        <text:bookmark-end text:name="toc_dimensions_dimensions"/>
      </text:p>
      <text:p text:style-name="Clause">
        <text:bookmark-start text:name="toc_weight_weight"/>
        1.2.2 Масса изделия (с корпусом) должна составлять не более 100.0 г.
        <text:bookmark-end text:name="toc_weight_weight"/>
      </text:p>
      <text:p text:style-name="Clause">
        <text:bookmark-start text:name="toc_power_params_power_params"/>
        1.2.3 Изделие должно иметь следующие параметры электропитания:
        <text:bookmark-end text:name="toc_power_params_power_params"/>
      </text:p>
      <text:p text:style-name="Subclause">– Номинальное напряжение питания: постоянный ток 5.0 ±0.25 В;</text:p>
      <text:p text:style-name="Subclause">– Потребляемый ток:</text:p>
      <text:p text:style-name="Clause">
        <text:bookmark-start text:name="toc_cpu_frequency_cpu_frequency"/>
        1.2.4 Рабочая частота процессора должна составлять 240 МГц.
        <text:bookmark-end text:name="toc_cpu_frequency_cpu_frequency"/>
      </text:p>
      <text:p text:style-name="Clause">
        <text:bookmark-start text:name="toc_memory_memory"/>
        1.2.5 Изделие должно иметь следующий объем памяти:
        <text:bookmark-end text:name="toc_memory_memory"/>
      </text:p>
      <text:p text:style-name="Subclause">– Объем Flash-памяти: 4 или 16 МБ (в зависимости от модификации);</text:p>
      <text:p text:style-name="Subclause">– Объем оперативной памяти: 520 КБ.</text:p>
      <text:p text:style-name="Clause">
        <text:bookmark-start text:name="toc_ota_support_ota_support"/>
        1.2.6 Изделие должно поддерживать OTA-обновления через Wi-Fi соединение.
        <text:bookmark-end text:name="toc_ota_support_ota_support"/>
      </text:p>
      <text:p text:style-name="Heading_20_2">
        <text:bookmark-start text:name="toc_purpose_requirements_5"/>
        1.3 Требования назначения
        <text:bookmark-end text:name="toc_purpose_requirements_5"/>
      </text:p>
      <text:p text:style-name="Clause">
        <text:bookmark-start text:name="toc_max_meters_max_meters"/>
        1.3.1 Изделие должно обеспечивать подключение и одновременную работу с 2 шт..
        <text:bookmark-end text:name="toc_max_meters_max_meters"/>
      </text:p>
      <text:p text:style-name="Clause">
        <text:bookmark-start text:name="toc_camera_resolution_camera_resolution"/>
        1.3.2 Камера изделия для захвата изображений должна иметь разрешение 1600×1200 пикс (UXGA).
        <text:bookmark-end text:name="toc_camera_resolution_camera_resolution"/>
      </text:p>
      <text:p text:style-name="Clause">
        <text:bookmark-start text:name="toc_output_format_output_format"/>
        1.3.3 Изделие должно формировать выходные изображения в формате JPEG.
        <text:bookmark-end text:name="toc_output_format_output_format"/>
      </text:p>
      <text:p text:style-name="Clause">
        <text:bookmark-start text:name="toc_jpeg_quality_jpeg_quality"/>
        1.3.4 Качество сжатия JPEG должно быть регулируемым в диапазоне от 0 до 63.
        <text:bookmark-end text:name="toc_jpeg_quality_jpeg_quality"/>
      </text:p>
      <text:p text:style-name="Clause">
        <text:bookmark-start text:name="toc_roi_size_roi_size"/>
        1.3.5 Размер настраиваемой области распознавания (ROI) должен быть в диапазоне от 128×64 до 800×400 пикс.
        <text:bookmark-end text:name="toc_roi_size_roi_size"/>
      </text:p>
      <text:p text:style-name="Clause">
        <text:bookmark-start text:name="toc_recognition_accuracy_recognition_accuracy"/>
        1.3.6 Точность распознавания цифр должна быть не менее 98 % при условии качественного входного изображения.
        <text:bookmark-end text:name="toc_recognition_accuracy_recognition_accuracy"/>
      </text:p>
      <text:p text:style-name="Clause">
        <text:bookmark-start text:name="toc_processing_time_processing_time"/>
        1.3.7 Время полного цикла обработки (захват, обработка, передача) не должно превышать 60 с.
        <text:bookmark-end text:name="toc_processing_time_processing_time"/>
      </text:p>
      <text:p text:style-name="Clause">
        <text:bookmark-start text:name="toc_ota_update_time_ota_update_time"/>
        1.3.8 Время выполнения OTA-обновления прошивки не должно превышать 5 мин.
        <text:bookmark-end text:name="toc_ota_update_time_ota_update_time"/>
      </text:p>
      <text:p text:style-name="Clause">
        <text:bookmark-start text:name="toc_wireless_interfaces_wireless_interfaces"/>
        1.3.9 Изделие должно поддерживать следующие беспроводные интерфейсы:
        <text:bookmark-end text:name="toc_wireless_interfaces_wireless_interfaces"/>
      </text:p>
      <text:p text:style-name="Subclause">– Wi-Fi: стандарт IEEE 802.11 b/g/n, рабочая частота 2.4 ГГц;</text:p>
      <text:p text:style-name="Subclause">– Bluetooth: BLE 4.2 (Только для первичной настройки).</text:p>
      <text:p text:style-name="Heading_20_2">
        <text:bookmark-start text:name="toc_construction_requirements_6"/>
        1.4 Требования к конструкции
        <text:bookmark-end text:name="toc_construction_requirements_6"/>
      </text:p>
      <text:p text:style-name="Clause">
        <text:bookmark-start text:name="toc_case_durability_case_durability"/>
        1.4.1 Прочность корпуса должна обеспечивать целостность изделия при падении с высоты 0.5 м на бетонный пол.
        <text:bookmark-end text:name="toc_case_durability_case_durability"/>
      </text:p>
      <text:p text:style-name="Clause">
        <text:bookmark-start text:name="toc_camera_mount_durability_camera_mount_durability"/>
        1.4.2 Конструкция крепления камеры внутри корпуса должна обеспечивать ее работоспособность при вибрации с ускорением до 0.5 g.
        <text:bookmark-end text:name="toc_camera_mount_durability_camera_mount_durability"/>
      </text:p>
      <text:p text:style-name="Clause">
        <text:bookmark-start text:name="toc_temperature_ranges_temperature_ranges"/>
        1.4.3 Изделие должно иметь следующие допустимые температурные режимы:
        <text:bookmark-end text:name="toc_temperature_ranges_temperature_ranges"/>
      </text:p>
      <text:p text:style-name="Subclause">– Температура хранения: от -20°C до 60°C;</text:p>
      <text:p text:style-name="Subclause">– Температура эксплуатации: от 0°C до 40°C.</text:p>
      <text:p text:style-name="Clause">
        <text:bookmark-start text:name="toc_ingress_protection_ingress_protection"/>
        1.4.4 Корпус изделия должен обеспечивать степень защиты IP20 по ГОСТ 14254.
        <text:bookmark-end text:name="toc_ingress_protection_ingress_protection"/>
      </text:p>
      <text:p text:style-name="Clause">
        <text:bookmark-start text:name="toc_case_design_case_design"/>
        1.4.5 Корпус должен быть выполнен в неразборной конструкции и опломбирован.
        <text:bookmark-end text:name="toc_case_design_case_design"/>
      </text:p>
      <text:p text:style-name="Heading_20_2">
        <text:bookmark-start text:name="toc_compatibility_requirements_7"/>
        1.5 Требования по различным видам совместимости
        <text:bookmark-end text:name="toc_compatibility_requirements_7"/>
      </text:p>
      <text:p text:style-name="Clause">
        <text:bookmark-start text:name="toc_electrical_compatibility_electrical_compatibility"/>
        1.5.1 Электрическая совместимость: изделие должно быть совместимо со стандартными блоками питания, обеспечивающими выходное напряжение 5.0 В постоянного тока.
        <text:bookmark-end text:name="toc_electrical_compatibility_electrical_compatibility"/>
      </text:p>
      <text:p text:style-name="Clause">
        <text:bookmark-start text:name="toc_software_compatibility_software_compatibility"/>
        1.5.2 Программная совместимость: прошивка изделия должна быть разработана на базе ESP-IDF Framework с поддержкой OTA-обновлений.
        <text:bookmark-end text:name="toc_software_compatibility_software_compatibility"/>
      </text:p>
      <text:p text:style-name="Clause">
        <text:bookmark-start text:name="toc_information_compatibility_information_compatibility"/>
        1.5.3 Информационная совместимость: изделие должно передавать данные в формате JSON по протоколам HTTP/HTTPS и поддерживать OTA-протокол для обновлений.
        <text:bookmark-end text:name="toc_information_compatibility_information_compatibility"/>
      </text:p>
      <text:p text:style-name="Clause">
        <text:bookmark-start text:name="toc_mechanical_compatibility_mechanical_compatibility"/>
        1.5.4 Механическая совместимость: на корпусе изделия должны быть предусмотрены универсальные точки крепления для совместимых держателей.
        <text:bookmark-end text:name="toc_mechanical_compatibility_mechanical_compatibility"/>
      </text:p>
      <text:p text:style-name="Heading_20_2">
        <text:bookmark-start text:name="toc_reliability_requirements_8"/>
        1.6 Требования надежности
        <text:bookmark-end text:name="toc_reliability_requirements_8"/>
      </text:p>
      <text:p text:style-name="Clause">
        <text:bookmark-start text:name="toc_mtbf_mtbf"/>
        1.6.1 Наработка на отказ изделия должна быть не менее 10000 час.
        <text:bookmark-end text:name="toc_mtbf_mtbf"/>
      </text:p>
      <text:p text:style-name="Clause">
        <text:bookmark-start text:name="toc_software_recovery_software_recovery"/>
        1.6.2 Среднее время восстановления после программного сбоя (перезагрузка) не должно превышать 5 мин.
        <text:bookmark-end text:name="toc_software_recovery_software_recovery"/>
      </text:p>
      <text:p text:style-name="Clause">
        <text:bookmark-start text:name="toc_hardware_recovery_hardware_recovery"/>
        1.6.3 Среднее время восстановления после аппаратного сбоя (ремонт в сервисном центре) не должно превышать 72 час.
        <text:bookmark-end text:name="toc_hardware_recovery_hardware_recovery"/>
      </text:p>
      <text:p text:style-name="Clause">
        <text:bookmark-start text:name="toc_availability_availability"/>
        1.6.4 Коэффициент готовности изделия должен быть не менее 0.99.
        <text:bookmark-end text:name="toc_availability_availability"/>
      </text:p>
      <text:p text:style-name="Clause">
        <text:bookmark-start text:name="toc_service_life_service_life"/>
        1.6.5 Срок службы изделия устанавливается 5 лет.
        <text:bookmark-end text:name="toc_service_life_service_life"/>
      </text:p>
      <text:p text:style-name="Clause">
        <text:bookmark-start text:name="toc_shelf_life_shelf_life"/>
        1.6.6 Срок сохранности в упаковке изготовителя устанавливается 3 лет.
        <text:bookmark-end text:name="toc_shelf_life_shelf_life"/>
      </text:p>
      <text:p text:style-name="Clause">
        <text:bookmark-start text:name="toc_ota_reliability_ota_reliability"/>
        1.6.7 Надежность процедуры OTA-обновления должна обеспечивать вероятность успешного обновления не менее 99%.
        <text:bookmark-end text:name="toc_ota_reliability_ota_reliability"/>
      </text:p>
      <text:p text:style-name="Heading_20_2">
        <text:bookmark-start text:name="toc_radio_protection_requirements_9"/>
        1.7 Требования радиоэлектронной защиты
        <text:bookmark-end text:name="toc_radio_protection_requirements_9"/>
      </text:p>
      <text:p text:style-name="Clause">
        <text:bookmark-start text:name="toc_emc_immunity_emc_immunity"/>
        1.7.1 Изделие должно быть устойчиво к электромагнитным помехам в соответствии с требованиями ГОСТ Р 51317.4.2.
        <text:bookmark-end text:name="toc_emc_immunity_emc_immunity"/>
      </text:p>
      <text:p text:style-name="Clause">
        <text:bookmark-start text:name="toc_emi_emission_emi_emission"/>
        1.7.2 Уровень излучаемых помех изделием должен соответствовать классу B по ГОСТ Р 51317.3.2.
        <text:bookmark-end text:name="toc_emi_emission_emi_emission"/>
      </text:p>
      <text:p text:style-name="Clause">
        <text:bookmark-start text:name="toc_esd_immunity_esd_immunity"/>
        1.7.3 Изделие должно быть устойчиво к воздействию электростатического разряда:
        <text:bookmark-end text:name="toc_esd_immunity_esd_immunity"/>
      </text:p>
      <text:p text:style-name="Subclause">– Контактный разряд: ±4 кВ;</text:p>
      <text:p text:style-name="Subclause">– Воздушный разряд: ±8 кВ.</text:p>
      <text:p text:style-name="Clause">
        <text:bookmark-start text:name="toc_ota_encryption_ota_encryption"/>
        1.7.4 Канал передачи данных для OTA-обновлений должен быть защищен шифрованием.
        <text:bookmark-end text:name="toc_ota_encryption_ota_encryption"/>
      </text:p>
      <text:p text:style-name="Heading_20_2">
        <text:bookmark-start text:name="toc_environmental_resistance_requirements_10"/>
        1.8 Требования стойкости к внешним воздействиям
        <text:bookmark-end text:name="toc_environmental_resistance_requirements_10"/>
      </text:p>
      <text:p text:style-name="Clause">
        <text:bookmark-start text:name="toc_mechanical_resistance_mechanical_resistance"/>
        1.8.1 Изделие должно быть стойким к следующим механическим воздействиям:
        <text:bookmark-end text:name="toc_mechanical_resistance_mechanical_resistance"/>
      </text:p>
      <text:p text:style-name="Subclause">– Вибрации: в диапазоне частот 5-150 Гц с ускорением 0.5 g;</text:p>
      <text:p text:style-name="Subclause">– Удару: с ускорением 10 g, длительностью 11 мс, формой полусинус.</text:p>
      <text:p text:style-name="Clause">
        <text:bookmark-start text:name="toc_climatic_resistance_climatic_resistance"/>
        1.8.2 Изделие должно быть стойким к следующим климатическим воздействиям:
        <text:bookmark-end text:name="toc_climatic_resistance_climatic_resistance"/>
      </text:p>
      <text:p text:style-name="Subclause">– Температуре: рабочая от 0 до +40°C, предельная от -20 до +60°C;</text:p>
      <text:p text:style-name="Subclause">– Относительной влажности: до 80% при температуре +25°C;</text:p>
      <text:p text:style-name="Subclause">– Атмосферному давлению: в диапазоне 84.0-106.7 кПа.</text:p>
      <text:p text:style-name="Heading_20_2">
        <text:bookmark-start text:name="toc_ergonomics_requirements_11"/>
        1.9 Требования эргономики
        <text:bookmark-end text:name="toc_ergonomics_requirements_11"/>
      </text:p>
      <text:p text:style-name="Clause">
        <text:bookmark-start text:name="toc_web_ui_web_ui"/>
        1.9.1 Управление изделием должно осуществляться через веб-интерфейс, корректно отображаемый на экранах с разрешением не менее 1024×768 пикс.
        <text:bookmark-end text:name="toc_web_ui_web_ui"/>
      </text:p>
      <text:p text:style-name="Clause">
        <text:bookmark-start text:name="toc_ota_interface_ota_interface"/>
        1.9.2 Интерфейс OTA-обновлений должен быть автоматическим и обеспечивать уведомление пользователя о результатах обновления.
        <text:bookmark-end text:name="toc_ota_interface_ota_interface"/>
      </text:p>
      <text:p text:style-name="Clause">
        <text:bookmark-start text:name="toc_touch_target_size_touch_target_size"/>
        1.9.3 Минимальный размер интерактивных элементов интерфейса при сенсорном управлении должен быть не менее 8.0×8.0 мм.
        <text:bookmark-end text:name="toc_touch_target_size_touch_target_size"/>
      </text:p>
      <text:p text:style-name="Clause">
        <text:bookmark-start text:name="toc_contrast_ratio_contrast_ratio"/>
        1.9.4 Цветовая схема интерфейса должна обеспечивать контрастность не менее 4.5:1.
        <text:bookmark-end text:name="toc_contrast_ratio_contrast_ratio"/>
      </text:p>
      <text:p text:style-name="Heading_20_2">
        <text:bookmark-start text:name="toc_resource_efficiency_requirements_12"/>
        1.10 Требования экономного использования ресурсов
        <text:bookmark-end text:name="toc_resource_efficiency_requirements_12"/>
      </text:p>
      <text:p text:style-name="Clause">
        <text:bookmark-start text:name="toc_power_consumption_power_consumption"/>
        1.10.1 Потребляемая мощность изделия не должна превышать:
        <text:bookmark-end text:name="toc_power_consumption_power_consumption"/>
      </text:p>
      <text:p text:style-name="Subclause">– В режиме ожидания: 0.5 Вт;</text:p>
      <text:p text:style-name="Subclause">– В активном режиме: 1.5 Вт;</text:p>
      <text:p text:style-name="Subclause">– В режиме OTA-обновления: 2.0 Вт.</text:p>
      <text:p text:style-name="Clause">
        <text:bookmark-start text:name="toc_recycled_materials_recycled_materials"/>
        1.10.2 Материалы корпуса должны содержать не менее 30% вторичного пластика.
        <text:bookmark-end text:name="toc_recycled_materials_recycled_materials"/>
      </text:p>
      <text:p text:style-name="Clause">
        <text:bookmark-start text:name="toc_battery_life_battery_life"/>
        1.10.3 При питании от автономного источника (батареи) срок службы до замены/зарядки должен быть не менее 3 лет.
        <text:bookmark-end text:name="toc_battery_life_battery_life"/>
      </text:p>
      <text:p text:style-name="Heading_20_2">
        <text:bookmark-start text:name="toc_manufacturability_requirements_13"/>
        1.11 Требования технологичности
        <text:bookmark-end text:name="toc_manufacturability_requirements_13"/>
      </text:p>
      <text:p text:style-name="Clause">
        <text:bookmark-start text:name="toc_standard_parts_standard_parts"/>
        1.11.1 Коэффициент использования стандартных деталей в изделии должен быть не менее 70%.
        <text:bookmark-end text:name="toc_standard_parts_standard_parts"/>
      </text:p>
      <text:p text:style-name="Clause">
        <text:bookmark-start text:name="toc_assembly_ratio_assembly_ratio"/>
        1.11.2 Коэффициент сборности изделия должен быть не менее 0.8.
        <text:bookmark-end text:name="toc_assembly_ratio_assembly_ratio"/>
      </text:p>
      <text:p text:style-name="Clause">
        <text:bookmark-start text:name="toc_assembly_labor_assembly_labor"/>
        1.11.3 Трудоемкость сборки одного изделия не должна превышать 0.5 нормо-час.
        <text:bookmark-end text:name="toc_assembly_labor_assembly_labor"/>
      </text:p>
      <text:p text:style-name="Clause">
        <text:bookmark-start text:name="toc_assembly_method_assembly_method"/>
        1.11.4 Конструкция корпуса должна предусматривать технологичную сборку методом ультразвуковой сварки.
        <text:bookmark-end text:name="toc_assembly_method_assembly_method"/>
      </text:p>
      <text:p text:style-name="Heading_20_2">
        <text:bookmark-start text:name="toc_design_requirements_14"/>
        1.12 Конструктивные требования
        <text:bookmark-end text:name="toc_design_requirements_14"/>
      </text:p>
      <text:p text:style-name="Clause">
        <text:bookmark-start text:name="toc_case_material_case_material"/>
        1.12.1 Корпус изделия должен быть изготовлен из ABS-пластик методом ультразвуковой сварки в неразборном исполнении.
        <text:bookmark-end text:name="toc_case_material_case_material"/>
      </text:p>
      <text:p text:style-name="Clause">
        <text:bookmark-start text:name="toc_pcb_material_pcb_material"/>
        1.12.2 Материал основной печатной платы внутри корпуса – FR-4, толщина 1.6 мм.
        <text:bookmark-end text:name="toc_pcb_material_pcb_material"/>
      </text:p>
      <text:p text:style-name="Clause">
        <text:bookmark-start text:name="toc_case_holes_case_holes"/>
        1.12.3 В корпусе должны быть предусмотрены следующие отверстия:
        <text:bookmark-end text:name="toc_case_holes_case_holes"/>
      </text:p>
      <text:p text:style-name="Subclause">– Для объектива камеры: диаметром 6.0 мм;</text:p>
      <text:p text:style-name="Subclause">– Для светодиода вспышки: диаметром 3.0 мм.</text:p>
      <text:p text:style-name="Clause">
        <text:bookmark-start text:name="toc_mounting_slots_mounting_slots"/>
        1.12.4 На корпусе должны быть выполнены универсальные пазы для крепления совместимых держателей.
        <text:bookmark-end text:name="toc_mounting_slots_mounting_slots"/>
      </text:p>
      <text:p text:style-name="Clause">
        <text:bookmark-start text:name="toc_assembly_protection_assembly_protection"/>
        1.12.5 Конструкция должна обеспечивать защиту от неправильной сборки (неразборная конструкция).
        <text:bookmark-end text:name="toc_assembly_protection_assembly_protection"/>
      </text:p>
      <text:p text:style-name="Clause">
        <text:bookmark-start text:name="toc_gold_coating_gold_coating"/>
        1.12.6 Контакты разъемов внутри корпуса должны иметь антикоррозионное покрытие золотением толщиной 0.2 мкм.
        <text:bookmark-end text:name="toc_gold_coating_gold_coating"/>
      </text:p>
      <text:p text:style-name="Clause">
        <text:bookmark-start text:name="toc_case_color_case_color"/>
        1.12.7 Цвет корпуса должен соответствовать RAL 7035 (светло-серый).
        <text:bookmark-end text:name="toc_case_color_case_color"/>
      </text:p>
      <text:p text:style-name="Clause">
        <text:bookmark-start text:name="toc_seal_seal"/>
        1.12.8 На стыке частей корпуса должна быть установлена антивандальная пломба.
        <text:bookmark-end text:name="toc_seal_seal"/>
      </text:p>
      <text:p text:style-name="Heading_20_2">
        <text:bookmark-start text:name="toc_service_life_requirements_15"/>
        1.13 Срок службы изделия
        <text:bookmark-end text:name="toc_service_life_requirements_15"/>
      </text:p>
      <text:p text:style-name="Clause">
        <text:bookmark-start text:name="toc_service_life_duration_service_life_duration"/>
        1.13.1 Устанавливается срок службы изделия — 5 лет с даты изготовления.
        <text:bookmark-end text:name="toc_service_life_duration_service_life_duration"/>
      </text:p>
      <text:p text:style-name="Clause">
        <text:bookmark-start text:name="toc_end_of_life_end_of_life"/>
        1.13.2 По истечении срока службы изделие подлежит утилизации в соответствии с разделом «Требования утилизации изделия» настоящих ТУ.
        <text:bookmark-end text:name="toc_end_of_life_end_of_life"/>
      </text:p>
      <text:p text:style-name="Clause">
        <text:bookmark-start text:name="toc_repairability_repairability"/>
        1.13.3 Ремонтопригодность изделия ограничена: ремонт возможен только в авторизованном сервисном центре с применением специального оборудования для вскрытия и герметизации корпуса.
        <text:bookmark-end text:name="toc_repairability_repairability"/>
      </text:p>
      <text:p text:style-name="Heading_20_2">
        <text:bookmark-start text:name="toc_materials_requirements_16"/>
        1.14 Требования к сырью, материалам, покупным изделиям
        <text:bookmark-end text:name="toc_materials_requirements_16"/>
      </text:p>
      <text:p text:style-name="Clause">
        <text:bookmark-start text:name="toc_materials_table_intro_materials_table_intro"/>
        1.14.1 Применяемые покупные изделия и материалы должны соответствовать требованиям, указанным в таблице .
        <text:bookmark-end text:name="toc_materials_table_intro_materials_table_intro"/>
      </text:p>
      <text:p text:style-name="Clause">
        <text:bookmark-start text:name="toc_materials_table_content_materials_table_content"/>
        1.14.2 Требования к покупным изделиям и материалам
        <text:bookmark-end text:name="toc_materials_table_content_materials_table_content"/>
      </text:p>
      <text:p text:style-name="TableTitle">Таблица 1 – Требования к покупным изделиям и материалам</text:p>
      <table:table table:name="Table1" table:style-name="Table">
        <table:table-column table:style-name="TableColumn"/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Наименование</text:p>
          </table:table-cell>
          <table:table-cell table:style-name="TableCellStyle" office:value-type="string">
            <text:p text:style-name="TableHeader">Требования</text:p>
          </table:table-cell>
          <table:table-cell table:style-name="TableCellStyle" office:value-type="string">
            <text:p text:style-name="TableHeader">Документ-основание</text:p>
          </table:table-cell>
        </table:table-row>
        <table:table-row table:style-name="TableRow">
          <table:table-cell table:style-name="TableCellStyle" office:value-type="string">
            <text:p text:style-name="TableCell">Электронный модуль в сборе</text:p>
          </table:table-cell>
          <table:table-cell table:style-name="TableCellStyle" office:value-type="string">
            <text:p text:style-name="TableCell">ESP32-S, PSRAM 8 МБ, Flash 4 или 16 МБ, камера 1600×1200 пикс</text:p>
          </table:table-cell>
          <table:table-cell table:style-name="TableCellStyle" office:value-type="string">
            <text:p text:style-name="TableCell">ТУ на комплектующее</text:p>
          </table:table-cell>
        </table:table-row>
        <table:table-row table:style-name="TableRow">
          <table:table-cell table:style-name="TableCellStyle" office:value-type="string">
            <text:p text:style-name="TableCell">Корпус</text:p>
          </table:table-cell>
          <table:table-cell table:style-name="TableCellStyle" office:value-type="string">
            <text:p text:style-name="TableCell">ABS-пластик, RAL 7035, неразборный</text:p>
          </table:table-cell>
          <table:table-cell table:style-name="TableCellStyle" office:value-type="string">
            <text:p text:style-name="TableCell">ТУ 6-05-2212-89</text:p>
          </table:table-cell>
        </table:table-row>
        <table:table-row table:style-name="TableRow">
          <table:table-cell table:style-name="TableCellStyle" office:value-type="string">
            <text:p text:style-name="TableCell">Пломба</text:p>
          </table:table-cell>
          <table:table-cell table:style-name="TableCellStyle" office:value-type="string">
            <text:p text:style-name="TableCell">Антивандальная, с уникальным номером</text:p>
          </table:table-cell>
          <table:table-cell table:style-name="TableCellStyle" office:value-type="string">
            <text:p text:style-name="TableCell">ТУ 9443-076-07540341-99</text:p>
          </table:table-cell>
        </table:table-row>
        <table:table-row table:style-name="TableRow">
          <table:table-cell table:style-name="TableCellStyle" office:value-type="string">
            <text:p text:style-name="TableCell">Припой</text:p>
          </table:table-cell>
          <table:table-cell table:style-name="TableCellStyle" office:value-type="string">
            <text:p text:style-name="TableCell">POS-61, бессвинцовый</text:p>
          </table:table-cell>
          <table:table-cell table:style-name="TableCellStyle" office:value-type="string">
            <text:p text:style-name="TableCell">ГОСТ 21931-76</text:p>
          </table:table-cell>
        </table:table-row>
        <table:table-row table:style-name="TableRow">
          <table:table-cell table:style-name="TableCellStyle" office:value-type="string">
            <text:p text:style-name="TableCell">Флюс</text:p>
          </table:table-cell>
          <table:table-cell table:style-name="TableCellStyle" office:value-type="string">
            <text:p text:style-name="TableCell">ЛТИ-120</text:p>
          </table:table-cell>
          <table:table-cell table:style-name="TableCellStyle" office:value-type="string">
            <text:p text:style-name="TableCell">ТУ 6-02-510-86</text:p>
          </table:table-cell>
        </table:table-row>
      </table:table>
      <text:p text:style-name="Normal"/>
      <text:p text:style-name="Clause">
        <text:bookmark-start text:name="toc_precious_materials_precious_materials"/>
        1.14.3 Драгоценные материалы:
        <text:bookmark-end text:name="toc_precious_materials_precious_materials"/>
      </text:p>
      <text:p text:style-name="Subclause">– Для покрытия контактов: для покрытия контактов разъемов внутри корпуса используется золото;</text:p>
      <text:p text:style-name="Subclause">– Расход золота: расход золота не должен превышать 0.002 г на одно изделие;</text:p>
      <text:p text:style-name="Subclause">– Учет: учет драгоценных материалов должен вестись в соответствии с Федеральным законом №41-ФЗ.</text:p>
      <text:p text:style-name="Clause">
        <text:bookmark-start text:name="toc_secondary_materials_secondary_materials"/>
        1.14.4 Вторичное сырье и отходы:
        <text:bookmark-end text:name="toc_secondary_materials_secondary_materials"/>
      </text:p>
      <text:p text:style-name="Subclause">– Вторичный пластик: допускается использование вторичного АБС-пластика марки не ниже ABS-777D для изготовления корпуса;</text:p>
      <text:p text:style-name="Subclause">– Отходы производства: отходы производства должны сортироваться и передаваться специализированным организациям для утилизации.</text:p>
      <text:p text:style-name="Heading_20_2">
        <text:bookmark-start text:name="toc_completeness_requirements_17"/>
        1.15 Комплектность
        <text:bookmark-end text:name="toc_completeness_requirements_17"/>
      </text:p>
      <text:p text:style-name="Clause">
        <text:bookmark-start text:name="toc_components_table_intro_components_table_intro"/>
        1.15.1 В комплект поставки изделия должны входить составные части согласно таблице .
        <text:bookmark-end text:name="toc_components_table_intro_components_table_intro"/>
      </text:p>
      <text:p text:style-name="Clause">
        <text:bookmark-start text:name="toc_components_table_content_components_table_content"/>
        1.15.2 Составные части изделия
        <text:bookmark-end text:name="toc_components_table_content_components_table_content"/>
      </text:p>
      <text:p text:style-name="TableTitle">Таблица 2 – Составные части изделия</text:p>
      <table:table table:name="Table2" table:style-name="Table"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Наименование</text:p>
          </table:table-cell>
          <table:table-cell table:style-name="TableCellStyle" office:value-type="string">
            <text:p text:style-name="TableHeader">Количество</text:p>
          </table:table-cell>
        </table:table-row>
        <table:table-row table:style-name="TableRow">
          <table:table-cell table:style-name="TableCellStyle" office:value-type="string">
            <text:p text:style-name="TableCell">Устройство «САСП-2» в защитном корпусе 60.0×40.0×20.0 мм</text:p>
          </table:table-cell>
          <table:table-cell table:style-name="TableCellStyle" office:value-type="string">
            <text:p text:style-name="TableCell">1 шт.</text:p>
          </table:table-cell>
        </table:table-row>
        <table:table-row table:style-name="TableRow">
          <table:table-cell table:style-name="TableCellStyle" office:value-type="string">
            <text:p text:style-name="TableCell">Блок питания 5.0V DC 500 mA</text:p>
          </table:table-cell>
          <table:table-cell table:style-name="TableCellStyle" office:value-type="string">
            <text:p text:style-name="TableCell">1 шт.</text:p>
          </table:table-cell>
        </table:table-row>
        <table:table-row table:style-name="TableRow">
          <table:table-cell table:style-name="TableCellStyle" office:value-type="string">
            <text:p text:style-name="TableCell">Комплект соединительных проводов</text:p>
          </table:table-cell>
          <table:table-cell table:style-name="TableCellStyle" office:value-type="string">
            <text:p text:style-name="TableCell">1 компл.</text:p>
          </table:table-cell>
        </table:table-row>
      </table:table>
      <text:p text:style-name="Normal"/>
      <text:p text:style-name="Clause">
        <text:bookmark-start text:name="toc_documentation_table_intro_documentation_table_intro"/>
        1.15.3 В комплект поставки изделия должны входить эксплуатационные документы согласно таблице .
        <text:bookmark-end text:name="toc_documentation_table_intro_documentation_table_intro"/>
      </text:p>
      <text:p text:style-name="Clause">
        <text:bookmark-start text:name="toc_documentation_table_content_documentation_table_content"/>
        1.15.4 Эксплуатационная документация
        <text:bookmark-end text:name="toc_documentation_table_content_documentation_table_content"/>
      </text:p>
      <text:p text:style-name="TableTitle">Таблица 3 – Эксплуатационная документация</text:p>
      <table:table table:name="Table3" table:style-name="Table"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Наименование</text:p>
          </table:table-cell>
          <table:table-cell table:style-name="TableCellStyle" office:value-type="string">
            <text:p text:style-name="TableHeader">Количество</text:p>
          </table:table-cell>
        </table:table-row>
        <table:table-row table:style-name="TableRow">
          <table:table-cell table:style-name="TableCellStyle" office:value-type="string">
            <text:p text:style-name="TableCell">Паспорт</text:p>
          </table:table-cell>
          <table:table-cell table:style-name="TableCellStyle" office:value-type="string">
            <text:p text:style-name="TableCell">1 экз.</text:p>
          </table:table-cell>
        </table:table-row>
        <table:table-row table:style-name="TableRow">
          <table:table-cell table:style-name="TableCellStyle" office:value-type="string">
            <text:p text:style-name="TableCell">Руководство по эксплуатации</text:p>
          </table:table-cell>
          <table:table-cell table:style-name="TableCellStyle" office:value-type="string">
            <text:p text:style-name="TableCell">1 экз.</text:p>
          </table:table-cell>
        </table:table-row>
        <table:table-row table:style-name="TableRow">
          <table:table-cell table:style-name="TableCellStyle" office:value-type="string">
            <text:p text:style-name="TableCell">Гарантийный талон</text:p>
          </table:table-cell>
          <table:table-cell table:style-name="TableCellStyle" office:value-type="string">
            <text:p text:style-name="TableCell">1 экз.</text:p>
          </table:table-cell>
        </table:table-row>
      </table:table>
      <text:p text:style-name="Normal"/>
      <text:p text:style-name="Clause">
        <text:bookmark-start text:name="toc_packaging_note_packaging_note"/>
        1.15.5 Изделие должно поставляться в упаковке, включающей: пластиковый кейс – 1 шт.; антистатический пакет – 1 шт. Примечание – Крепления для монтажа на счетчики приобретаются отдельно и не входят в стандартную комплектацию.
        <text:bookmark-end text:name="toc_packaging_note_packaging_note"/>
      </text:p>
      <text:p text:style-name="Heading_20_2">
        <text:bookmark-start text:name="toc_marking_requirements_section_18"/>
        1.16 Маркировка
        <text:bookmark-end text:name="toc_marking_requirements_section_18"/>
      </text:p>
      <text:p text:style-name="Clause">
        <text:bookmark-start text:name="toc_product_marking_product_marking"/>
        1.16.1 Маркировка изделия должна наноситься лазерной гравировкой на корпус устройства и содержать следующую информацию:
        <text:bookmark-end text:name="toc_product_marking_product_marking"/>
      </text:p>
      <text:p text:style-name="Subclause">– товарный знак изготовителя;</text:p>
      <text:p text:style-name="Subclause">– наименование изделия: «САСП-2»;</text:p>
      <text:p text:style-name="Subclause">– обозначение: SASP-V2;</text:p>
      <text:p text:style-name="Subclause">– серийный номер: XXXXXXXX;</text:p>
      <text:p text:style-name="Subclause">– дата изготовния в формате ММ.ГГГГ;</text:p>
      <text:p text:style-name="Subclause">– напряжение питания: 5.0V DC;</text:p>
      <text:p text:style-name="Subclause">– знак соответствия РСТ;</text:p>
      <text:p text:style-name="Subclause">– предупреждение: «Не разбирать. Ремонт только в сервисном центре».</text:p>
      <text:p text:style-name="Clause">
        <text:bookmark-start text:name="toc_seal_marking_seal_marking"/>
        1.16.2 Маркировка пломбы должна содержать:
        <text:bookmark-end text:name="toc_seal_marking_seal_marking"/>
      </text:p>
      <text:p text:style-name="Subclause">– уникальный номер пломбы;</text:p>
      <text:p text:style-name="Subclause">– логотип изготовителя;</text:p>
      <text:p text:style-name="Subclause">– надпись: «Warranty void if removed».</text:p>
      <text:p text:style-name="Clause">
        <text:bookmark-start text:name="toc_transport_marking_transport_marking"/>
        1.16.3 Транспортная маркировка должна наноситься на транспортную тару и содержать:
        <text:bookmark-end text:name="toc_transport_marking_transport_marking"/>
      </text:p>
      <text:p text:style-name="Subclause">– наименование грузоотправителя и грузополучателя;</text:p>
      <text:p text:style-name="Subclause">– массу брутто/нетто: ХХ кг;</text:p>
      <text:p text:style-name="Subclause">– габаритные размеры: ХХ×ХХ×ХХ см;</text:p>
      <text:p text:style-name="Subclause">– манипуляционные знаки: «Хрупкое», «Беречь от влаги», «Верх», «Не бросать»;</text:p>
      <text:p text:style-name="Subclause">– предупреждение: «Неразборное изделие. Не вскрывать упаковку при получении.».</text:p>
      <text:p text:style-name="Clause">
        <text:bookmark-start text:name="toc_safety_signs_marking_safety_signs_marking"/>
        1.16.4 На изделии должны быть нанесены знаки безопасности:
        <text:bookmark-end text:name="toc_safety_signs_marking_safety_signs_marking"/>
      </text:p>
      <text:p text:style-name="Subclause">– «Высокое напряжение»;</text:p>
      <text:p text:style-name="Subclause">– «Не разбирать»;</text:p>
      <text:p text:style-name="Subclause">– «Только сервисный центр».</text:p>
      <text:p text:style-name="Heading_20_2">
        <text:bookmark-start text:name="toc_packaging_requirements_section_19"/>
        1.17 Упаковка
        <text:bookmark-end text:name="toc_packaging_requirements_section_19"/>
      </text:p>
      <text:p text:style-name="Clause">
        <text:bookmark-start text:name="toc_pre_packaging_pre_packaging"/>
        1.17.1 Перед упаковыванием должны быть выполнены следующие операции:
        <text:bookmark-end text:name="toc_pre_packaging_pre_packaging"/>
      </text:p>
      <text:p text:style-name="Subclause">– проверка целостности корпуса и пломбы;</text:p>
      <text:p text:style-name="Subclause">– очистка корпуса от пыли и загрязнений;</text:p>
      <text:p text:style-name="Subclause">– проверка комплектности;</text:p>
      <text:p text:style-name="Subclause">– упаковка изделия в антистатический пакет;</text:p>
      <text:p text:style-name="Subclause">– размещение изделия в пластиковом кейсе на формованном вкладыше, повторяющем форму корпуса.</text:p>
      <text:p text:style-name="Clause">
        <text:bookmark-start text:name="toc_packaging_requirements_list_packaging_requirements_list"/>
        1.17.2 Упаковка должна соответствовать следующим требованиям:
        <text:bookmark-end text:name="toc_packaging_requirements_list_packaging_requirements_list"/>
      </text:p>
      <text:p text:style-name="Subclause">– потребительская тара: пластиковый ударопрочный кейс с замком и ложементом для корпуса;</text:p>
      <text:p text:style-name="Subclause">– транспортная тара: трехслойная картонная коробка марки Т-24 по ГОСТ 7376-89;</text:p>
      <text:p text:style-name="Subclause">– для амортизации должны использоваться пенополиэтиленовые вкладыши или воздушно-пузырчатая пленка.</text:p>
      <text:p text:style-name="Clause">
        <text:bookmark-start text:name="toc_packaging_quantity_packaging_quantity"/>
        1.17.3 Количество изделий в упаковке должно быть: в потребительской таре: 1 изделие; в транспортной таре: 10 изделий.
        <text:bookmark-end text:name="toc_packaging_quantity_packaging_quantity"/>
      </text:p>
      <text:p text:style-name="Clause">
        <text:bookmark-start text:name="toc_transport_packaging_transport_packaging"/>
        1.17.4 Порядок упаковывания в транспортную тару:
        <text:bookmark-end text:name="toc_transport_packaging_transport_packaging"/>
      </text:p>
      <text:p text:style-name="Subclause">– размещение кейса с изделием в транспортной таре;</text:p>
      <text:p text:style-name="Subclause">– амортизация изделия по всем сторон;</text:p>
      <text:p text:style-name="Subclause">– заполнение пустот амортизирующим материалом;</text:p>
      <text:p text:style-name="Subclause">– закрытие и оклеивание транспортной тары усиленным скотчем.</text:p>
      <text:p text:style-name="Clause">
        <text:bookmark-start text:name="toc_packaging_documents_packaging_documents"/>
        1.17.5 В транспортную тару должны быть вложены следующие документы: упаковочный лист – 1 экз.; товарная накладная – 1 экз.; сопроводительное письмо – при необходимости; инструкция по проверке целостности пломбы при получении.
        <text:bookmark-end text:name="toc_packaging_documents_packaging_documents"/>
      </text:p>
      <text:p text:style-name="Heading_20_1">
        <text:bookmark-start text:name="toc_safety_20"/>
        2 Требования безопасности
        <text:bookmark-end text:name="toc_safety_20"/>
      </text:p>
      <text:p text:style-name="Heading_20_2">
        <text:bookmark-start text:name="toc_electrical_safety_21"/>
        2.1 Требования электробезопасности
        <text:bookmark-end text:name="toc_electrical_safety_21"/>
      </text:p>
      <text:p text:style-name="Clause">
        <text:bookmark-start text:name="toc_protection_class_protection_class"/>
        2.1.1 Изделие должно относиться к классу защиты II по ГОСТ Р МЭК 61140.
        <text:bookmark-end text:name="toc_protection_class_protection_class"/>
      </text:p>
      <text:p text:style-name="Clause">
        <text:bookmark-start text:name="toc_electrical_protection_electrical_protection"/>
        2.1.2 Степень защиты от поражения электрическим током должна обеспечиваться двойной изоляцией и неразборным корпусом.
        <text:bookmark-end text:name="toc_electrical_protection_electrical_protection"/>
      </text:p>
      <text:p text:style-name="Clause">
        <text:bookmark-start text:name="toc_insulation_test_insulation_test"/>
        2.1.3 Испытательное напряжение электрической изоляции должно составлять 1500 , 50 Гц, в течение 1 с.
        <text:bookmark-end text:name="toc_insulation_test_insulation_test"/>
      </text:p>
      <text:p text:style-name="Clause">
        <text:bookmark-start text:name="toc_insulation_resistance_insulation_resistance"/>
        2.1.4 Сопротивление изоляции должно быть не менее 20 МОм при испытательном напряжении 500 В.
        <text:bookmark-end text:name="toc_insulation_resistance_insulation_resistance"/>
      </text:p>
      <text:p text:style-name="Clause">
        <text:bookmark-start text:name="toc_leakage_current_leakage_current"/>
        2.1.5 Ток утечки изделия не должен превышать 0.25 мА.
        <text:bookmark-end text:name="toc_leakage_current_leakage_current"/>
      </text:p>
      <text:p text:style-name="Clause">
        <text:bookmark-start text:name="toc_case_design_safety_case_design_safety"/>
        2.1.6 Неразборная конструкция корпуса должна предотвращать доступ к токоведущим частям.
        <text:bookmark-end text:name="toc_case_design_safety_case_design_safety"/>
      </text:p>
      <text:p text:style-name="Heading_20_2">
        <text:bookmark-start text:name="toc_fire_safety_22"/>
        2.2 Требования пожарной безопасности
        <text:bookmark-end text:name="toc_fire_safety_22"/>
      </text:p>
      <text:p text:style-name="Clause">
        <text:bookmark-start text:name="toc_material_groups_material_groups"/>
        2.2.1 Материалы корпуса должны относиться к следующим группам:
        <text:bookmark-end text:name="toc_material_groups_material_groups"/>
      </text:p>
      <text:p text:style-name="Subclause">– Горючести: Г1 по ГОСТ 30244;</text:p>
      <text:p text:style-name="Subclause">– Воспламеняемости: В1 по ГОСТ 30402;</text:p>
      <text:p text:style-name="Subclause">– Дымообразующей способности: по ГОСТ 12.1.044.</text:p>
      <text:p text:style-name="Clause">
        <text:bookmark-start text:name="toc_autoignition_temp_autoignition_temp"/>
        2.2.2 Температура самовоспламенения материалов корпуса должна быть не ниже 400°C.
        <text:bookmark-end text:name="toc_autoignition_temp_autoignition_temp"/>
      </text:p>
      <text:p text:style-name="Clause">
        <text:bookmark-start text:name="toc_fire_resistance_fire_resistance"/>
        2.2.3 Конструкция корпуса не должна поддерживать горение.
        <text:bookmark-end text:name="toc_fire_resistance_fire_resistance"/>
      </text:p>
      <text:p text:style-name="Heading_20_2">
        <text:bookmark-start text:name="toc_radiation_safety_23"/>
        2.3 Требования радиационной безопасности
        <text:bookmark-end text:name="toc_radiation_safety_23"/>
      </text:p>
      <text:p text:style-name="Clause">
        <text:bookmark-start text:name="toc_em_emission_em_emission"/>
        2.3.1 Уровень электромагнитного излучения изделия не должен превышать:
        <text:bookmark-end text:name="toc_em_emission_em_emission"/>
      </text:p>
      <text:p text:style-name="Subclause">– Мощность излучения в диапазоне Wi-Fi: 100 мВт;</text:p>
      <text:p text:style-name="Subclause">– Удельный коэффициент поглощения (SAR): 0.08 Вт/кг.</text:p>
      <text:p text:style-name="Clause">
        <text:bookmark-start text:name="toc_em_compliance_em_compliance"/>
        2.3.2 Параметры излучения должны соответствовать требованиям СанПиН 2.2.4.3359-16.
        <text:bookmark-end text:name="toc_em_compliance_em_compliance"/>
      </text:p>
      <text:p text:style-name="Heading_20_2">
        <text:bookmark-start text:name="toc_chemical_safety_24"/>
        2.4 Требования химической безопасности
        <text:bookmark-end text:name="toc_chemical_safety_24"/>
      </text:p>
      <text:p text:style-name="Clause">
        <text:bookmark-start text:name="toc_rohs_compliance_rohs_compliance"/>
        2.4.1 Изделие должно быть совместимо с требованиями RoHS.
        <text:bookmark-end text:name="toc_rohs_compliance_rohs_compliance"/>
      </text:p>
      <text:p text:style-name="Clause">
        <text:bookmark-start text:name="toc_hazardous_substances_hazardous_substances"/>
        2.4.2 Конструкция и материалы не должны содержать свинец, кадмий, ртуть, шестивалентный хром в количествах, превышающих допустимые нормы.
        <text:bookmark-end text:name="toc_hazardous_substances_hazardous_substances"/>
      </text:p>
      <text:p text:style-name="Clause">
        <text:bookmark-start text:name="toc_voc_emission_voc_emission"/>
        2.4.3 Концентрация летучих органических соединений, выделяемых материалами корпуса, не должна превышать 0.05 мг/м³.
        <text:bookmark-end text:name="toc_voc_emission_voc_emission"/>
      </text:p>
      <text:p text:style-name="Clause">
        <text:bookmark-start text:name="toc_hypoallergenic_hypoallergenic"/>
        2.4.4 Материалы корпуса должны быть гипоаллергенными и не выделять вредных веществ при нагреве до температуры +60°C.
        <text:bookmark-end text:name="toc_hypoallergenic_hypoallergenic"/>
      </text:p>
      <text:p text:style-name="Heading_20_2">
        <text:bookmark-start text:name="toc_maintenance_safety_25"/>
        2.5 Требования безопасности при обслуживании
        <text:bookmark-end text:name="toc_maintenance_safety_25"/>
      </text:p>
      <text:p text:style-name="Clause">
        <text:bookmark-start text:name="toc_temperature_limits_temperature_limits"/>
        2.5.1 Температура нагревающихся элементов внутри корпуса не должна превышать 60.0°C (температура поверхности корпуса не более 45.0°C).
        <text:bookmark-end text:name="toc_temperature_limits_temperature_limits"/>
      </text:p>
      <text:p text:style-name="Clause">
        <text:bookmark-start text:name="toc_sharp_edges_sharp_edges"/>
        2.5.2 Конструкция корпуса не должен иметь острых кромок и краев.
        <text:bookmark-end text:name="toc_sharp_edges_sharp_edges"/>
      </text:p>
      <text:p text:style-name="Clause">
        <text:bookmark-start text:name="toc_connector_design_connector_design"/>
        2.5.3 Конструкция разъемов должна обеспечивать защиту от неправильного подключения (ключевание).
        <text:bookmark-end text:name="toc_connector_design_connector_design"/>
      </text:p>
      <text:p text:style-name="Clause">
        <text:bookmark-start text:name="toc_maintenance_restrictions_maintenance_restrictions"/>
        2.5.4 Запрещается самостоятельное обслуживание и вскрытие корпуса. Все операции должны выполняться удаленно через интерфейсы или в авторизованном сервисном центре.
        <text:bookmark-end text:name="toc_maintenance_restrictions_maintenance_restrictions"/>
      </text:p>
      <text:p text:style-name="Clause">
        <text:bookmark-start text:name="toc_ota_safety_ota_safety"/>
        2.5.5 Процесс OTA-обновлений должен быть безопасным: прошивка должна иметь цифровую подпись, должен быть предусмотрен механизм отката при ошибке.
        <text:bookmark-end text:name="toc_ota_safety_ota_safety"/>
      </text:p>
      <text:p text:style-name="Heading_20_2">
        <text:bookmark-start text:name="toc_protective_means_requirements_26"/>
        2.6 Требования к защитным средствам
        <text:bookmark-end text:name="toc_protective_means_requirements_26"/>
      </text:p>
      <text:p text:style-name="Clause">
        <text:bookmark-start text:name="toc_grounding_grounding"/>
        2.6.1 Изделие не требует защитного заземления (класс защиты II).
        <text:bookmark-end text:name="toc_grounding_grounding"/>
      </text:p>
      <text:p text:style-name="Clause">
        <text:bookmark-start text:name="toc_reverse_polarity_reverse_polarity"/>
        2.6.2 Входные цепи питания должны иметь защиту от переполюсовки.
        <text:bookmark-end text:name="toc_reverse_polarity_reverse_polarity"/>
      </text:p>
      <text:p text:style-name="Clause">
        <text:bookmark-start text:name="toc_short_circuit_short_circuit"/>
        2.6.3 Изделие должно иметь защиту от короткого замыкания и перегрузки по току.
        <text:bookmark-end text:name="toc_short_circuit_short_circuit"/>
      </text:p>
      <text:p text:style-name="Clause">
        <text:bookmark-start text:name="toc_thermal_protection_thermal_protection"/>
        2.6.4 Силовые элементы изделия должны быть оснащены термозащитой.
        <text:bookmark-end text:name="toc_thermal_protection_thermal_protection"/>
      </text:p>
      <text:p text:style-name="Clause">
        <text:bookmark-start text:name="toc_ota_security_ota_security"/>
        2.6.5 Канал OTA-обновлений должен быть защищен от несанкционированного доступа.
        <text:bookmark-end text:name="toc_ota_security_ota_security"/>
      </text:p>
      <text:p text:style-name="Heading_20_2">
        <text:bookmark-start text:name="toc_safety_signs_section_27"/>
        2.7 Знаки безопасности
        <text:bookmark-end text:name="toc_safety_signs_section_27"/>
      </text:p>
      <text:p text:style-name="Clause">
        <text:bookmark-start text:name="toc_safety_signs_list_safety_signs_list"/>
        2.7.1 На корпусе изделия должны быть нанесены следующие знаки безопасности:
        <text:bookmark-end text:name="toc_safety_signs_list_safety_signs_list"/>
      </text:p>
      <text:p text:style-name="Subclause">– Предупреждающий: «Высокое напряжение»;</text:p>
      <text:p text:style-name="Subclause">– Запрещающий: «Не разбирать»;</text:p>
      <text:p text:style-name="Subclause">– Указательный: «Только сервисный центр»;</text:p>
      <text:p text:style-name="Subclause">– Информационный: «Поддержка OTA-обновлений».</text:p>
      <text:p text:style-name="Heading_20_2">
        <text:bookmark-start text:name="toc_hazard_class_28"/>
        2.8 Класс опасности
        <text:bookmark-end text:name="toc_hazard_class_28"/>
      </text:p>
      <text:p text:style-name="Clause">
        <text:bookmark-start text:name="toc_hazard_class_value_hazard_class_value"/>
        2.8.1 Изделие относится к 1 классу опасности (малоопасные) по ГОСТ 12.1.007-76.
        <text:bookmark-end text:name="toc_hazard_class_value_hazard_class_value"/>
      </text:p>
      <text:p text:style-name="Heading_20_2">
        <text:bookmark-start text:name="toc_special_safety_requirements_29"/>
        2.9 Особые требования безопасности
        <text:bookmark-end text:name="toc_special_safety_requirements_29"/>
      </text:p>
      <text:p text:style-name="Clause">
        <text:bookmark-start text:name="toc_case_integrity_case_integrity"/>
        2.9.1 Неразборность корпуса является основным средством защиты. Попытки вскрытия могут привести к поражению электрическим током и аннулируют гарантию.
        <text:bookmark-end text:name="toc_case_integrity_case_integrity"/>
      </text:p>
      <text:p text:style-name="Clause">
        <text:bookmark-start text:name="toc_ota_security_requirements_ota_security_requirements"/>
        2.9.2 OTA-обновления должны проходить обязательную проверку цифровой подписи. Установка несанкционированных прошивок должна блокироваться.
        <text:bookmark-end text:name="toc_ota_security_requirements_ota_security_requirements"/>
      </text:p>
      <text:p text:style-name="Clause">
        <text:bookmark-start text:name="toc_mounting_restrictions_mounting_restrictions"/>
        2.9.3 Запрещается использование нештатных креплений, которые могут привести к повреждению корпуса изделия.
        <text:bookmark-end text:name="toc_mounting_restrictions_mounting_restrictions"/>
      </text:p>
      <text:p text:style-name="Heading_20_1">
        <text:bookmark-start text:name="toc_environment_30"/>
        3 Требования охраны окружающей среды
        <text:bookmark-end text:name="toc_environment_30"/>
      </text:p>
      <text:p text:style-name="Heading_20_2">
        <text:bookmark-start text:name="toc_general_environmental_requirements_31"/>
        3.1 Общие требования
        <text:bookmark-end text:name="toc_general_environmental_requirements_31"/>
      </text:p>
      <text:p text:style-name="Clause">
        <text:bookmark-start text:name="toc_environmental_compliance_environmental_compliance"/>
        3.1.1 Изделие должно соответствовать требованиям:
        <text:bookmark-end text:name="toc_environmental_compliance_environmental_compliance"/>
      </text:p>
      <text:p text:style-name="Subclause">– Федерального закона №7-ФЗ «Об охране окружающей среды»;</text:p>
      <text:p text:style-name="Subclause">– технического регламента Таможенного союза ТР ТС 020/2011 «Электромагнитная совместимость»;</text:p>
      <text:p text:style-name="Subclause">– директивы RoHS 2011/65/EU;</text:p>
      <text:p text:style-name="Subclause">– директивы WEEE 2012/19/EU (в части утилизации).</text:p>
      <text:p text:style-name="Heading_20_2">
        <text:bookmark-start text:name="toc_permissible_impacts_32"/>
        3.2 Допустимые воздействия
        <text:bookmark-end text:name="toc_permissible_impacts_32"/>
      </text:p>
      <text:p text:style-name="Clause">
        <text:bookmark-start text:name="toc_em_emission_limits_em_emission_limits"/>
        3.2.1 Электромагнитные излучения должны находиться в пределах норм, установленных СанПиН 2.2.4.3359-16.
        <text:bookmark-end text:name="toc_em_emission_limits_em_emission_limits"/>
      </text:p>
      <text:p text:style-name="Clause">
        <text:bookmark-start text:name="toc_chemical_emissions_chemical_emissions"/>
        3.2.2 В процессе эксплуатации изделие не должно производить химических выбросов вредных веществ.
        <text:bookmark-end text:name="toc_chemical_emissions_chemical_emissions"/>
      </text:p>
      <text:p text:style-name="Clause">
        <text:bookmark-start text:name="toc_sound_pressure_sound_pressure"/>
        3.2.3 Уровень звукового давления, производимого изделием, не должен превышать 40 дБА.
        <text:bookmark-end text:name="toc_sound_pressure_sound_pressure"/>
      </text:p>
      <text:p text:style-name="Clause">
        <text:bookmark-start text:name="toc_heat_dissipation_heat_dissipation"/>
        3.2.4 Тепловыделение изделия не должно превышать 5.0 Вт.
        <text:bookmark-end text:name="toc_heat_dissipation_heat_dissipation"/>
      </text:p>
      <text:p text:style-name="Clause">
        <text:bookmark-start text:name="toc_energy_efficiency_energy_efficiency"/>
        3.2.5 Энергопотребление изделия должно соответствовать классу энергоэффективности A.
        <text:bookmark-end text:name="toc_energy_efficiency_energy_efficiency"/>
      </text:p>
      <text:p text:style-name="Heading_20_2">
        <text:bookmark-start text:name="toc_disposal_requirements_33"/>
        3.3 Требования при утилизации
        <text:bookmark-end text:name="toc_disposal_requirements_33"/>
      </text:p>
      <text:p text:style-name="Clause">
        <text:bookmark-start text:name="toc_disposal_procedure_disposal_procedure"/>
        3.3.1 В связи с неразборностью корпуса утилизация должна производиться целиком специализированными организациями.
        <text:bookmark-end text:name="toc_disposal_procedure_disposal_procedure"/>
      </text:p>
      <text:p text:style-name="Clause">
        <text:bookmark-start text:name="toc_disassembly_prohibition_disassembly_prohibition"/>
        3.3.2 Запрещается самостоятельная разборка изделия и раздельная утилизация его компонентов.
        <text:bookmark-end text:name="toc_disassembly_prohibition_disassembly_prohibition"/>
      </text:p>
      <text:p text:style-name="Clause">
        <text:bookmark-start text:name="toc_authorized_disposal_authorized_disposal"/>
        3.3.3 Изделие, отработавшее срок службы, должно передаваться на утилизацию только авторизованным организациям, имеющим лицензию на утилизацию неразборных электронных устройств.
        <text:bookmark-end text:name="toc_authorized_disposal_authorized_disposal"/>
      </text:p>
      <text:p text:style-name="Clause">
        <text:bookmark-start text:name="toc_accounting_requirements_accounting_requirements"/>
        3.3.4 Учет и списание изделий должны производиться в соответствии с Федеральным законом №89-ФЗ «Об отходах производства и потребления».
        <text:bookmark-end text:name="toc_accounting_requirements_accounting_requirements"/>
      </text:p>
      <text:p text:style-name="Heading_20_1">
        <text:bookmark-start text:name="toc_acceptance_34"/>
        4 Правила приемки
        <text:bookmark-end text:name="toc_acceptance_34"/>
      </text:p>
      <text:p text:style-name="Heading_20_2">
        <text:bookmark-start text:name="toc_general_acceptance_procedure_35"/>
        4.1 Общий порядок
        <text:bookmark-end text:name="toc_general_acceptance_procedure_35"/>
      </text:p>
      <text:p text:style-name="Clause">
        <text:bookmark-start text:name="toc_batch_acceptance_batch_acceptance"/>
        4.1.1 Изделия должны предъявляться к приемке партиями.
        <text:bookmark-end text:name="toc_batch_acceptance_batch_acceptance"/>
      </text:p>
      <text:p text:style-name="Clause">
        <text:bookmark-start text:name="toc_batch_definition_batch_definition"/>
        4.1.2 Партией считается количество изделий одного типа, изготовленных по одной технологической документации, предъявляемых к приемке по одному документу.
        <text:bookmark-end text:name="toc_batch_definition_batch_definition"/>
      </text:p>
      <text:p text:style-name="Clause">
        <text:bookmark-start text:name="toc_case_integrity_check_case_integrity_check"/>
        4.1.3 При приемке должно уделяться особое внимание проверке целостности корпуса и пломбы.
        <text:bookmark-end text:name="toc_case_integrity_check_case_integrity_check"/>
      </text:p>
      <text:p text:style-name="Heading_20_2">
        <text:bookmark-start text:name="toc_acceptance_documentation_36"/>
        4.2 Документация при приемке
        <text:bookmark-end text:name="toc_acceptance_documentation_36"/>
      </text:p>
      <text:p text:style-name="Clause">
        <text:bookmark-start text:name="toc_required_documents_required_documents"/>
        4.2.1 При приемке партии изделий должна предоставляться следующая документация:
        <text:bookmark-end text:name="toc_required_documents_required_documents"/>
      </text:p>
      <text:p text:style-name="Subclause">– паспорт на партию;</text:p>
      <text:p text:style-name="Subclause">– акт входного контроля;</text:p>
      <text:p text:style-name="Subclause">– сертификат соответствия;</text:p>
      <text:p text:style-name="Subclause">– декларация RoHS;</text:p>
      <text:p text:style-name="Subclause">– акт проверка целостности пломб.</text:p>
      <text:p text:style-name="Heading_20_2">
        <text:bookmark-start text:name="toc_test_types_37"/>
        4.3 Виды испытаний
        <text:bookmark-end text:name="toc_test_types_37"/>
      </text:p>
      <text:p text:style-name="Clause">
        <text:bookmark-start text:name="toc_test_types_list_test_types_list"/>
        4.3.1 Должны проводиться следующие виды испытаний:
        <text:bookmark-end text:name="toc_test_types_list_test_types_list"/>
      </text:p>
      <text:p text:style-name="Subclause">– приемо-сдаточные испытания – для 100% изделий партии;</text:p>
      <text:p text:style-name="Subclause">– периодические испытаний – 1 раз в квартал для 2 шт. из партии (с последующей утилизацией, так как корпус вскрывается);</text:p>
      <text:p text:style-name="Subclause">– типовые испытания – при изменении конструкции, технологии или программного обеспечения (включая OTA-механизм).</text:p>
      <text:p text:style-name="Heading_20_2">
        <text:bookmark-start text:name="toc_acceptance_test_program_38"/>
        4.4 Программа приемо-сдаточных испытаний
        <text:bookmark-end text:name="toc_acceptance_test_program_38"/>
      </text:p>
      <text:p text:style-name="Clause">
        <text:bookmark-start text:name="toc_test_program_intro_test_program_intro"/>
        4.4.1 Программа приемо-сдаточных испытаний приведена в таблице .
        <text:bookmark-end text:name="toc_test_program_intro_test_program_intro"/>
      </text:p>
      <text:p text:style-name="Clause">
        <text:bookmark-start text:name="toc_test_program_table_content_test_program_table_content"/>
        4.4.2 Программа приемо-сдаточных испытаний
        <text:bookmark-end text:name="toc_test_program_table_content_test_program_table_content"/>
      </text:p>
      <text:p text:style-name="TableTitle">Таблица 4 – Программа приемо-сдаточных испытаний</text:p>
      <table:table table:name="Table4" table:style-name="Table">
        <table:table-column table:style-name="TableColumn"/>
        <table:table-column table:style-name="TableColumn"/>
        <table:table-column table:style-name="TableColumn"/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№</text:p>
          </table:table-cell>
          <table:table-cell table:style-name="TableCellStyle" office:value-type="string">
            <text:p text:style-name="TableHeader">Наименование проверки</text:p>
          </table:table-cell>
          <table:table-cell table:style-name="TableCellStyle" office:value-type="string">
            <text:p text:style-name="TableHeader">Метод контроля</text:p>
          </table:table-cell>
          <table:table-cell table:style-name="TableCellStyle" office:value-type="string">
            <text:p text:style-name="TableHeader">Объем выборки</text:p>
          </table:table-cell>
          <table:table-cell table:style-name="TableCellStyle" office:value-type="string">
            <text:p text:style-name="TableHeader">Критерий приемки</text:p>
          </table:table-cell>
        </table:table-row>
        <table:table-row table:style-name="TableRow">
          <table:table-cell table:style-name="TableCellStyle" office:value-type="string">
            <text:p text:style-name="TableCell">1</text:p>
          </table:table-cell>
          <table:table-cell table:style-name="TableCellStyle" office:value-type="string">
            <text:p text:style-name="TableCell">Проверка целостности корпуса и пломбы</text:p>
          </table:table-cell>
          <table:table-cell table:style-name="TableCellStyle" office:value-type="string">
            <text:p text:style-name="TableCell">Визуальный, тактильный</text:p>
          </table:table-cell>
          <table:table-cell table:style-name="TableCellStyle" office:value-type="string">
            <text:p text:style-name="TableCell">100%</text:p>
          </table:table-cell>
          <table:table-cell table:style-name="TableCellStyle" office:value-type="string">
            <text:p text:style-name="TableCell">Отсутствие повреждений, пломба на месте</text:p>
          </table:table-cell>
        </table:table-row>
        <table:table-row table:style-name="TableRow">
          <table:table-cell table:style-name="TableCellStyle" office:value-type="string">
            <text:p text:style-name="TableCell">2</text:p>
          </table:table-cell>
          <table:table-cell table:style-name="TableCellStyle" office:value-type="string">
            <text:p text:style-name="TableCell">Проверка комплектности</text:p>
          </table:table-cell>
          <table:table-cell table:style-name="TableCellStyle" office:value-type="string">
            <text:p text:style-name="TableCell">По ведомости</text:p>
          </table:table-cell>
          <table:table-cell table:style-name="TableCellStyle" office:value-type="string">
            <text:p text:style-name="TableCell">100%</text:p>
          </table:table-cell>
          <table:table-cell table:style-name="TableCellStyle" office:value-type="string">
            <text:p text:style-name="TableCell">Полная комплектности</text:p>
          </table:table-cell>
        </table:table-row>
        <table:table-row table:style-name="TableRow">
          <table:table-cell table:style-name="TableCellStyle" office:value-type="string">
            <text:p text:style-name="TableCell">3</text:p>
          </table:table-cell>
          <table:table-cell table:style-name="TableCellStyle" office:value-type="string">
            <text:p text:style-name="TableCell">Проверка электрических параметров</text:p>
          </table:table-cell>
          <table:table-cell table:style-name="TableCellStyle" office:value-type="string">
            <text:p text:style-name="TableCell">Измерения через штатные разъемы</text:p>
          </table:table-cell>
          <table:table-cell table:style-name="TableCellStyle" office:value-type="string">
            <text:p text:style-name="TableCell">100%</text:p>
          </table:table-cell>
          <table:table-cell table:style-name="TableCellStyle" office:value-type="string">
            <text:p text:style-name="TableCell">Соответствие п.1.2</text:p>
          </table:table-cell>
        </table:table-row>
        <table:table-row table:style-name="TableRow">
          <table:table-cell table:style-name="TableCellStyle" office:value-type="string">
            <text:p text:style-name="TableCell">4</text:p>
          </table:table-cell>
          <table:table-cell table:style-name="TableCellStyle" office:value-type="string">
            <text:p text:style-name="TableCell">Функциональная проверка (базовая)</text:p>
          </table:table-cell>
          <table:table-cell table:style-name="TableCellStyle" office:value-type="string">
            <text:p text:style-name="TableCell">Тестирование через Wi-Fi</text:p>
          </table:table-cell>
          <table:table-cell table:style-name="TableCellStyle" office:value-type="string">
            <text:p text:style-name="TableCell">100%</text:p>
          </table:table-cell>
          <table:table-cell table:style-name="TableCellStyle" office:value-type="string">
            <text:p text:style-name="TableCell">Успешный запуск, подключение к сети</text:p>
          </table:table-cell>
        </table:table-row>
        <table:table-row table:style-name="TableRow">
          <table:table-cell table:style-name="TableCellStyle" office:value-type="string">
            <text:p text:style-name="TableCell">5</text:p>
          </table:table-cell>
          <table:table-cell table:style-name="TableCellStyle" office:value-type="string">
            <text:p text:style-name="TableCell">Проверка OTA-функционала (выборочно)</text:p>
          </table:table-cell>
          <table:table-cell table:style-name="TableCellStyle" office:value-type="string">
            <text:p text:style-name="TableCell">Тестовое обновление</text:p>
          </table:table-cell>
          <table:table-cell table:style-name="TableCellStyle" office:value-type="string">
            <text:p text:style-name="TableCell">5.0% от партии</text:p>
          </table:table-cell>
          <table:table-cell table:style-name="TableCellStyle" office:value-type="string">
            <text:p text:style-name="TableCell">Успешная проверка наличия/установки обновлений</text:p>
          </table:table-cell>
        </table:table-row>
        <table:table-row table:style-name="TableRow">
          <table:table-cell table:style-name="TableCellStyle" office:value-type="string">
            <text:p text:style-name="TableCell">6</text:p>
          </table:table-cell>
          <table:table-cell table:style-name="TableCellStyle" office:value-type="string">
            <text:p text:style-name="TableCell">Проверка маркировки</text:p>
          </table:table-cell>
          <table:table-cell table:style-name="TableCellStyle" office:value-type="string">
            <text:p text:style-name="TableCell">Визуальный</text:p>
          </table:table-cell>
          <table:table-cell table:style-name="TableCellStyle" office:value-type="string">
            <text:p text:style-name="TableCell">100%</text:p>
          </table:table-cell>
          <table:table-cell table:style-name="TableCellStyle" office:value-type="string">
            <text:p text:style-name="TableCell">Читаемость, соответствие требованиям п.1.16</text:p>
          </table:table-cell>
        </table:table-row>
      </table:table>
      <text:p text:style-name="Normal"/>
      <text:p text:style-name="Heading_20_2">
        <text:bookmark-start text:name="toc_acceptance_criteria_39"/>
        4.5 Критерии приемки
        <text:bookmark-end text:name="toc_acceptance_criteria_39"/>
      </text:p>
      <text:p text:style-name="Clause">
        <text:bookmark-start text:name="toc_acceptance_conditions_acceptance_conditions"/>
        4.5.1 Изделие принимается, если все проверяемые параметры соответствуют требованиям настоящих ТУ.
        <text:bookmark-end text:name="toc_acceptance_conditions_acceptance_conditions"/>
      </text:p>
      <text:p text:style-name="Clause">
        <text:bookmark-start text:name="toc_automatic_rejection_automatic_rejection"/>
        4.5.2 Бракуется автоматически любое изделие с повреждением корпуса или нарушением пломбы.
        <text:bookmark-end text:name="toc_automatic_rejection_automatic_rejection"/>
      </text:p>
      <text:p text:style-name="Clause">
        <text:bookmark-start text:name="toc_batch_control_batch_control"/>
        4.5.3 При обнаружении дефекта по какому-либо параметру в одном изделии вся партия подвергается сплошному контролю по данному параметру.
        <text:bookmark-end text:name="toc_batch_control_batch_control"/>
      </text:p>
      <text:p text:style-name="Clause">
        <text:bookmark-start text:name="toc_defect_rate_defect_rate"/>
        4.5.4 Процент брака в партии не должен превышать 2.0%.
        <text:bookmark-end text:name="toc_defect_rate_defect_rate"/>
      </text:p>
      <text:p text:style-name="Clause">
        <text:bookmark-start text:name="toc_case_damage_rate_case_damage_rate"/>
        4.5.5 Брак по причине повреждения корпуса не должен превышать 0.5% от партии.
        <text:bookmark-end text:name="toc_case_damage_rate_case_damage_rate"/>
      </text:p>
      <text:p text:style-name="Heading_20_2">
        <text:bookmark-start text:name="toc_results_documentation_40"/>
        4.6 Оформление результатов
        <text:bookmark-end text:name="toc_results_documentation_40"/>
      </text:p>
      <text:p text:style-name="Clause">
        <text:bookmark-start text:name="toc_test_results_test_results"/>
        4.6.1 Результаы испытаний должны заноситься в протокол испытаний.
        <text:bookmark-end text:name="toc_test_results_test_results"/>
      </text:p>
      <text:p text:style-name="Clause">
        <text:bookmark-start text:name="toc_seal_check_report_seal_check_report"/>
        4.6.2 На проверку целостности корпуса и пломб должен составляться отдельный акт.
        <text:bookmark-end text:name="toc_seal_check_report_seal_check_report"/>
      </text:p>
      <text:p text:style-name="Clause">
        <text:bookmark-start text:name="toc_acceptance_report_acceptance_report"/>
        4.6.3 Приемочная комиссия должна оформлять акт приемки партии изделий.
        <text:bookmark-end text:name="toc_acceptance_report_acceptance_report"/>
      </text:p>
      <text:p text:style-name="Clause">
        <text:bookmark-start text:name="toc_qc_marking_qc_marking"/>
        4.6.4 Принятые изделия должны маркироваться клеймом ОТК на упаковке (не на корпусе).
        <text:bookmark-end text:name="toc_qc_marking_qc_marking"/>
      </text:p>
      <text:p text:style-name="Heading_20_1">
        <text:bookmark-start text:name="toc_control_41"/>
        5 Методы контроля
        <text:bookmark-end text:name="toc_control_41"/>
      </text:p>
      <text:p text:style-name="Heading_20_2">
        <text:bookmark-start text:name="toc_case_integrity_control_42"/>
        5.1 Метод контроля целостности корпуса и пломбы
        <text:bookmark-end text:name="toc_case_integrity_control_42"/>
      </text:p>
      <text:p text:style-name="Clause">
        <text:bookmark-start text:name="toc_control_conditions_control_conditions"/>
        5.1.1 Условия контроля: естественное или искусственное освещение не менее 500 лк.
        <text:bookmark-end text:name="toc_control_conditions_control_conditions"/>
      </text:p>
      <text:p text:style-name="Clause">
        <text:bookmark-start text:name="toc_control_equipment_control_equipment"/>
        5.1.2 Оборудование: лупа 4-кратная по ГОСТ 25706, измеритель шероховатости.
        <text:bookmark-end text:name="toc_control_equipment_control_equipment"/>
      </text:p>
      <text:p text:style-name="Clause">
        <text:bookmark-start text:name="toc_control_procedure_control_procedure"/>
        5.1.3 Порядок контроля:
        <text:bookmark-end text:name="toc_control_procedure_control_procedure"/>
      </text:p>
      <text:p text:style-name="Subclause">– визуальный осмотр корпуса на отсутствие сколов, трещин, вмятин;</text:p>
      <text:p text:style-name="Subclause">– проверка гладкости поверхности ультразвукового шва;</text:p>
      <text:p text:style-name="Subclause">– проверка наличия и целостности пломбы, соответствия номера;</text:p>
      <text:p text:style-name="Subclause">– тактильная проверка на отсутствие люфтов крышки (если применимо).</text:p>
      <text:p text:style-name="Clause">
        <text:bookmark-start text:name="toc_control_standard_control_standard"/>
        5.1.4 Норма: полное отсутствие видимых и тактильных дефектов. Пломба цела.
        <text:bookmark-end text:name="toc_control_standard_control_standard"/>
      </text:p>
      <text:p text:style-name="Heading_20_2">
        <text:bookmark-start text:name="toc_electrical_parameters_control_43"/>
        5.2 Метод контроля электрических параметров
        <text:bookmark-end text:name="toc_electrical_parameters_control_43"/>
      </text:p>
      <text:p text:style-name="Clause">
        <text:bookmark-start text:name="toc_current_meas_method_current_meas_method"/>
        5.2.1 Потребляемый ток (бесконтактный метод)
        <text:bookmark-end text:name="toc_current_meas_method_current_meas_method"/>
      </text:p>
      <text:p text:style-name="Clause">а) оборудование:</text:p>
      <text:p text:style-name="Subclause">– источник питания GW Instek GPS-3303;</text:p>
      <text:p text:style-name="Subclause">– токовые клещи;</text:p>
      <text:p text:style-name="Clause">б) порядок контроля:</text:p>
      <text:p text:style-name="Subclause">– подключение изделия к источнику питания 5.0 В через штатный разъем;</text:p>
      <text:p text:style-name="Subclause">– включение изделия;</text:p>
      <text:p text:style-name="Subclause">– измерение тока в трех режимах с помощью токовых клещей (без вскрытия корпуса);</text:p>
      <text:p text:style-name="Subclause">– сравнение полученных значений с нормами;</text:p>
      <text:p text:style-name="Heading_20_2">
        <text:bookmark-start text:name="toc_ota_functionality_control_44"/>
        5.3 Метод контроля OTA-функционала
        <text:bookmark-end text:name="toc_ota_functionality_control_44"/>
      </text:p>
      <text:p text:style-name="Clause">
        <text:bookmark-start text:name="toc_ota_equipment_ota_equipment"/>
        5.3.1 Оборудование: контрольный OTA-сервер с тестовыми обновлениями, Wi-Fi сеть.
        <text:bookmark-end text:name="toc_ota_equipment_ota_equipment"/>
      </text:p>
      <text:p text:style-name="Clause">
        <text:bookmark-start text:name="toc_ota_procedure_ota_procedure"/>
        5.3.2 Порядок контроля:
        <text:bookmark-end text:name="toc_ota_procedure_ota_procedure"/>
      </text:p>
      <text:p text:style-name="Subclause">– настройка устройства на подключение к контрольному OTA-серверу;</text:p>
      <text:p text:style-name="Subclause">– имитация наличия обновления;</text:p>
      <text:p text:style-name="Subclause">– запуск процесса OTA-обновления;</text:p>
      <text:p text:style-name="Subclause">– контроль процесса: скачивание, проверка подписи, установка, перезагрузка;</text:p>
      <text:p text:style-name="Subclause">– проверка версии прошивки после обновления;</text:p>
      <text:p text:style-name="Subclause">– проверка механизма отката при имитации сбоя.</text:p>
      <text:p text:style-name="Clause">
        <text:bookmark-start text:name="toc_ota_criteria_ota_criteria"/>
        5.3.3 Критерии: успешное обновление за время не более 5 мин; цифровая подпись проверяется; механизм отката функционирует.
        <text:bookmark-end text:name="toc_ota_criteria_ota_criteria"/>
      </text:p>
      <text:p text:style-name="Heading_20_2">
        <text:bookmark-start text:name="toc_climatic_tests_control_45"/>
        5.4 Метод климатических испытаний
        <text:bookmark-end text:name="toc_climatic_tests_control_45"/>
      </text:p>
      <text:p text:style-name="Clause">
        <text:bookmark-start text:name="toc_humidity_test_humidity_test"/>
        5.4.1 Испытание на влагостойкость:
        <text:bookmark-end text:name="toc_humidity_test_humidity_test"/>
      </text:p>
      <text:p text:style-name="Subclause">– оборудование: климатическая камера Т-40/100;</text:p>
      <text:p text:style-name="Subclause">– порядок контроля (для образцов, назначенных на разрушающий контроль): выдержка при температуре +40°C и влажности 93% в течение 48 часов; выдержка при температуре +25°C в течение 2 часов; вскрытие корпуса (образец бракуется) и проверка внутренних компонентов на наличие конденсата, коррозии.</text:p>
      <text:p text:style-name="Clause">
        <text:bookmark-start text:name="toc_humidity_standard_humidity_standard"/>
        5.4.2 Норма: отсутствие влаги внутри корпуса, отсутствие коррозии контактов.
        <text:bookmark-end text:name="toc_humidity_standard_humidity_standard"/>
      </text:p>
      <text:p text:style-name="Heading_20_2">
        <text:bookmark-start text:name="toc_safety_during_control_46"/>
        5.5 Требования безопасности при контроле
        <text:bookmark-end text:name="toc_safety_during_control_46"/>
      </text:p>
      <text:p text:style-name="Clause">
        <text:bookmark-start text:name="toc_safety_prohibitions_safety_prohibitions"/>
        5.5.1 Запрещается вскрывать корпус изделий, не назначенных на разрушающий контроль.
        <text:bookmark-end text:name="toc_safety_prohibitions_safety_prohibitions"/>
      </text:p>
      <text:p text:style-name="Clause">
        <text:bookmark-start text:name="toc_equipment_safety_equipment_safety"/>
        5.5.2 Работа должна проводиться только с исправным контрольно-измерительным оборудованием.
        <text:bookmark-end text:name="toc_equipment_safety_equipment_safety"/>
      </text:p>
      <text:p text:style-name="Clause">
        <text:bookmark-start text:name="toc_information_security_information_security"/>
        5.5.3 При работе с OTA-сервером должна обеспечиваться информационная безопасность тестовых ключей.
        <text:bookmark-end text:name="toc_information_security_information_security"/>
      </text:p>
      <text:p text:style-name="Clause">
        <text:bookmark-start text:name="toc_electrical_safety_control_electrical_safety_control"/>
        5.5.4 Должны соблюдаться требования электробезопасности при проведении измерений.
        <text:bookmark-end text:name="toc_electrical_safety_control_electrical_safety_control"/>
      </text:p>
      <text:p text:style-name="Clause">
        <text:bookmark-start text:name="toc_disposal_after_test_disposal_after_test"/>
        5.5.5 Образцы, прошедшие разрушающий контроль, должны утилизироваться в соответствии с разделом «Требования при утилизации» настоящих ТУ.
        <text:bookmark-end text:name="toc_disposal_after_test_disposal_after_test"/>
      </text:p>
      <text:p text:style-name="Heading_20_1">
        <text:bookmark-start text:name="toc_operation_47"/>
        6 Указания по эксплуатации
        <text:bookmark-end text:name="toc_operation_47"/>
      </text:p>
      <text:p text:style-name="Heading_20_2">
        <text:bookmark-start text:name="toc_operation_instructions_48"/>
        6.1 Указания по эксплуатации
        <text:bookmark-end text:name="toc_operation_instructions_48"/>
      </text:p>
      <text:p text:style-name="Clause">
        <text:bookmark-start text:name="toc_installation_installation"/>
        6.1.1 Установка и монтаж:
        <text:bookmark-end text:name="toc_installation_installation"/>
      </text:p>
      <text:p text:style-name="Subclause">– выбор места установки на счетчике с учетом: расстояния до шкалы счетчика: 0.3-1.0 м (регулируется креплениями); угла обзора: перпендикулярно шкале счетчика; освещенности: не менее 200 лк; отсутствия прямого солнечного света на объектив;</text:p>
      <text:p text:style-name="Subclause">– приобретение совместимых креплений для конкретной модели счетчика;</text:p>
      <text:p text:style-name="Subclause">– закрепление корпуса устройства на счетчике с помощью креплений;</text:p>
      <text:p text:style-name="Subclause">– подключение питания 5.0 В DC;</text:p>
      <text:p text:style-name="Subclause">– настройка через приложение EspBlufi (BLE) или через веб-интерфейс.</text:p>
      <text:p text:style-name="Clause">
        <text:bookmark-start text:name="toc_usage_ota_usage_ota"/>
        6.1.2 Применение по назначению и OTA:
        <text:bookmark-end text:name="toc_usage_ota_usage_ota"/>
      </text:p>
      <text:p text:style-name="Subclause">– вход в веб-интерфейс по IP-адресу устройства;</text:p>
      <text:p text:style-name="Subclause">– настройка параметров камеры (AGC Gain, AEC Value) под условия освещения;</text:p>
      <text:p text:style-name="Subclause">– задание зон распознавания (ROI) для каждого счетчика;</text:p>
      <text:p text:style-name="Subclause">– установка типа счетчиков и идентификаторов;</text:p>
      <text:p text:style-name="Subclause">– включение OCR при необходимости;</text:p>
      <text:p text:style-name="Subclause">– настройка отправки данных на сервер;</text:p>
      <text:p text:style-name="Subclause">– в разделе «Обновления» веб-интерфейса: активация автоматической проверки OTA-обновлений; установка расписания проверки (например, еженедельно); разрешение установки обновлений в автоматическом режиме; просмотр истории обновлений.</text:p>
      <text:p text:style-name="Clause">
        <text:bookmark-start text:name="toc_maintenance_schedule_maintenance_schedule"/>
        6.1.3 Техническое обслуживание:
        <text:bookmark-end text:name="toc_maintenance_schedule_maintenance_schedule"/>
      </text:p>
      <text:p text:style-name="Subclause">– ежедневно (удаленно): проверка связи и статуса через веб-интерфейс;</text:p>
      <text:p text:style-name="Subclause">– еженедельно: очистка защитного стекла объектива от пыли (без снятия устройства);</text:p>
      <text:p text:style-name="Subclause">– ежемесячно: проверка качества распознавания, анализ логов;</text:p>
      <text:p text:style-name="Subclause">– ежеквартально: проверка актуальности прошивки, выполнение резервного копирования конфигурации;</text:p>
      <text:p text:style-name="Subclause">– по необходимости: замена креплений, если счетчик демонтирован/заменен.</text:p>
      <text:p text:style-name="Clause">
        <text:bookmark-start text:name="toc_special_conditions_special_conditions"/>
        6.1.4 Особые условия эксплуатации:
        <text:bookmark-end text:name="toc_special_conditions_special_conditions"/>
      </text:p>
      <text:p text:style-name="Subclause">– запрещается эксплуатация при повреждении корпуса или пломбы;</text:p>
      <text:p text:style-name="Subclause">– запрещается эксплуатация при температуре ниже 0°C и выше +40°C;</text:p>
      <text:p text:style-name="Subclause">– запрещается попадание жидкостей на устройство и внутрь корпуса через отверстия;</text:p>
      <text:p text:style-name="Subclause">– требуется стабильное питание 5.0 ±0.25 В;</text:p>
      <text:p text:style-name="Subclause">– для OTA-обновлений необходимо наличие сети Wi-Fi с доступом в Интернет;</text:p>
      <text:p text:style-name="Subclause">– ремонт и обслуживание внутренних компонентов производятся только в авторизованном сервисном центре.</text:p>
      <text:p text:style-name="Heading_20_2">
        <text:bookmark-start text:name="toc_storage_transportation_49"/>
        6.2 Хранение и транспортирование
        <text:bookmark-end text:name="toc_storage_transportation_49"/>
      </text:p>
      <text:p text:style-name="Clause">
        <text:bookmark-start text:name="toc_storage_conditions_storage_conditions"/>
        6.2.1 Условия хранения:
        <text:bookmark-end text:name="toc_storage_conditions_storage_conditions"/>
      </text:p>
      <text:p text:style-name="Subclause">– температура: от -20°C до +40°C;</text:p>
      <text:p text:style-name="Subclause">– относительная влажность: не более 80%;</text:p>
      <text:p text:style-name="Subclause">– атмосферное давление: 84.0-106.7 кПа;</text:p>
      <text:p text:style-name="Subclause">– защита от прямых солнечных лучей;</text:p>
      <text:p text:style-name="Subclause">– защита от агрессивных паров и аэрозолей;</text:p>
      <text:p text:style-name="Subclause">– срок хранение в упаковке изготовителя: 3 лет.</text:p>
      <text:p text:style-name="Clause">
        <text:bookmark-start text:name="toc_preservation_methods_preservation_methods"/>
        6.2.2 Методы консервации:
        <text:bookmark-end text:name="toc_preservation_methods_preservation_methods"/>
      </text:p>
      <text:p text:style-name="Subclause">– очистка корпуса от загрязнений;</text:p>
      <text:p text:style-name="Subclause">– проверка целостности пломбы;</text:p>
      <text:p text:style-name="Subclause">– упаковка в антистатический пакет с силикагелем (3.0 г на изделие);</text:p>
      <text:p text:style-name="Subclause">– помещение в герметичную тару.</text:p>
      <text:p text:style-name="Clause">
        <text:bookmark-start text:name="toc_storage_placement_storage_placement"/>
        6.2.3 Складирование:
        <text:bookmark-end text:name="toc_storage_placement_storage_placement"/>
      </text:p>
      <text:p text:style-name="Subclause">– высота штабеля: не более 5 коробок;</text:p>
      <text:p text:style-name="Subclause">– расстояние от отопительных приборов: не менее 1.0 м;</text:p>
      <text:p text:style-name="Subclause">– защита от воздействия агрессивных сред;</text:p>
      <text:p text:style-name="Subclause">– отдельное складирование от тяжелых и острых предметов.</text:p>
      <text:p text:style-name="Clause">
        <text:bookmark-start text:name="toc_transportation_requirements_transportation_requirements"/>
        6.2.4 Транспортирование:
        <text:bookmark-end text:name="toc_transportation_requirements_transportation_requirements"/>
      </text:p>
      <text:p text:style-name="Subclause">– виды транспорта: автомобильный, железнодорожный, воздушный;</text:p>
      <text:p text:style-name="Subclause">– способ крепления: в транспортной таре с амортизацией, с маркировкой «Верх»;</text:p>
      <text:p text:style-name="Subclause">– температура транспортирования: от -20°C до +50°C;</text:p>
      <text:p text:style-name="Subclause">– относительная влажность при транспортировании: до 95% при +35°C без конденсата;</text:p>
      <text:p text:style-name="Subclause">– специальные требования: запрещается бросать, кантовать, подвергать ударным нагрузкам.</text:p>
      <text:p text:style-name="Clause">
        <text:bookmark-start text:name="toc_post_transportation_post_transportation"/>
        6.2.5 Обращение после транспортирования:
        <text:bookmark-end text:name="toc_post_transportation_post_transportation"/>
      </text:p>
      <text:p text:style-name="Subclause">– визуальный осмотр упаковки на отсутствие повреждений;</text:p>
      <text:p text:style-name="Subclause">– проверка целостности пломбы на корпусе (при вскрытии потребительской тары);</text:p>
      <text:p text:style-name="Subclause">– выдержка при комнатной температуре (+18...+25°C) в течение 24 час;</text:p>
      <text:p text:style-name="Subclause">– проверка комплектности;</text:p>
      <text:p text:style-name="Subclause">– функциональная проверка (включение, подключение к сети).</text:p>
      <text:p text:style-name="Heading_20_2">
        <text:bookmark-start text:name="toc_disposal_instructions_50"/>
        6.3 Требования утилизации изделия
        <text:bookmark-end text:name="toc_disposal_instructions_50"/>
      </text:p>
      <text:p text:style-name="Clause">
        <text:bookmark-start text:name="toc_disposal_preparation_disposal_preparation"/>
        6.3.1 Подготовка к утилизации:
        <text:bookmark-end text:name="toc_disposal_preparation_disposal_preparation"/>
      </text:p>
      <text:p text:style-name="Subclause">– отключение от всех источников питания;</text:p>
      <text:p text:style-name="Subclause">– демонтаж со счетчика (снятие с креплений);</text:p>
      <text:p text:style-name="Subclause">– отсоединеие блока питания и всех кабелей;</text:p>
      <text:p text:style-name="Subclause">– сдача целого, неразобранного изделия в пункт приема.</text:p>
      <text:p text:style-name="Clause">
        <text:bookmark-start text:name="toc_disposal_methods_disposal_methods"/>
        6.3.2 Методы утилизации:
        <text:bookmark-end text:name="toc_disposal_methods_disposal_methods"/>
      </text:p>
      <text:p text:style-name="Subclause">– изделие должно утилизироваться как неразборный электронный блок;</text:p>
      <text:p text:style-name="Subclause">– первичная обработка: измельчение в шредере для электронных отходов вместе с корпусом; сепарация полученной массы;</text:p>
      <text:p text:style-name="Subclause">– переработка: пластиковая фракция — очистка, гранулирование, производство технических изделий; металлическая фракция — переплавка; электронная фракция — извлечение драгоценных металлов, утилизация по классу опасности.</text:p>
      <text:p text:style-name="Clause">
        <text:bookmark-start text:name="toc_disposal_prohibitions_disposal_prohibitions"/>
        6.3.3 Запрещается:
        <text:bookmark-end text:name="toc_disposal_prohibitions_disposal_prohibitions"/>
      </text:p>
      <text:p text:style-name="Subclause">– самостоятельная разборка корпуса для утилизации;</text:p>
      <text:p text:style-name="Subclause">– захоронение на полигонах ТБО;</text:p>
      <text:p text:style-name="Subclause">– сжигание в непредназначенных для этого местах или установках;</text:p>
      <text:p text:style-name="Subclause">– сброс в канализацию, водоемы или на несанкционированные свалки.</text:p>
      <text:p text:style-name="Clause">
        <text:bookmark-start text:name="toc_disposal_organizations_disposal_organizations"/>
        6.3.4 Организации для утилизации:
        <text:bookmark-end text:name="toc_disposal_organizations_disposal_organizations"/>
      </text:p>
      <text:p text:style-name="Subclause">– изделие должно передаваться специализированным организациям, имеющим лицензию на: обращение с отходами I-IV класса опасности; утилизацию неразборных электронных и электрических устройств; переработку пластиков, содержащих антипирены и стабилизаторы.</text:p>
      <text:p text:style-name="Heading_20_1">
        <text:bookmark-start text:name="toc_warranty_51"/>
        7 Гарантии изготовителя
        <text:bookmark-end text:name="toc_warranty_51"/>
      </text:p>
      <text:p text:style-name="Heading_20_2">
        <text:bookmark-start text:name="toc_warranty_obligations_52"/>
        7.1 Гарантийные обязательства
        <text:bookmark-end text:name="toc_warranty_obligations_52"/>
      </text:p>
      <text:p text:style-name="Clause">
        <text:bookmark-start text:name="toc_warranty_basis_warranty_basis"/>
        7.1.1 Изготовитель гарантирует соответствие изделия требованиям настоящих технических условий при соблюдении условий транспортирования, хранения и эксплуатации, включая использование совместимых креплений.
        <text:bookmark-end text:name="toc_warranty_basis_warranty_basis"/>
      </text:p>
      <text:p text:style-name="Heading_20_2">
        <text:bookmark-start text:name="toc_warranty_period_53"/>
        7.2 Гарантийный срок
        <text:bookmark-end text:name="toc_warranty_period_53"/>
      </text:p>
      <text:p text:style-name="Clause">
        <text:bookmark-start text:name="toc_warranty_duration_warranty_duration"/>
        7.2.1 Гарантийный срок устанавливается 12 месяцев с даты продажи конечному потребителю.
        <text:bookmark-end text:name="toc_warranty_duration_warranty_duration"/>
      </text:p>
      <text:p text:style-name="Heading_20_2">
        <text:bookmark-start text:name="toc_warranty_conditions_54"/>
        7.3 Условия гарантии
        <text:bookmark-end text:name="toc_warranty_conditions_54"/>
      </text:p>
      <text:p text:style-name="Clause">
        <text:bookmark-start text:name="toc_defect_correction_defect_correction"/>
        7.3.1 Изготовитель обязуется безвозмездно устранять дефекты, возникшие по вине изготовителя, в течение гарантийного срока.
        <text:bookmark-end text:name="toc_defect_correction_defect_correction"/>
      </text:p>
      <text:p text:style-name="Clause">
        <text:bookmark-start text:name="toc_repair_location_repair_location"/>
        7.3.2 Ремонт производится в авторизованных сервисных центрах.
        <text:bookmark-end text:name="toc_repair_location_repair_location"/>
      </text:p>
      <text:p text:style-name="Heading_20_2">
        <text:bookmark-start text:name="toc_warranty_exclusions_55"/>
        7.4 Гарантия не распространяется на:
        <text:bookmark-end text:name="toc_warranty_exclusions_55"/>
      </text:p>
      <text:p text:style-name="Clause">
        <text:bookmark-start text:name="toc_exclusions_list_content_exclusions_list_content"/>
        7.4.1 Перечень исключений из гарантии
        <text:bookmark-end text:name="toc_exclusions_list_content_exclusions_list_content"/>
      </text:p>
      <text:p text:style-name="Subclause">– Дефекты, вызванные нарушением правил эксплуатации, транспортирования или хранения.</text:p>
      <text:p text:style-name="Subclause">– Повреждения корпуса, нарушение пломбы, попытки разборки.</text:p>
      <text:p text:style-name="Subclause">– Последствия использования несовместимых или нештатных креплений.</text:p>
      <text:p text:style-name="Subclause">– Неисправности, вызванные OTA-обновлениями, не полученными с официального сервера изготовителя.</text:p>
      <text:p text:style-name="Subclause">– Последствия стихийных бедствий, действий третьих лиц.</text:p>
      <text:p text:style-name="Subclause">– Естественный износ.</text:p>
      <text:p text:style-name="Subclause">– Неисправности, вызванные эксплуатацией вне указанных в ТУ параметров.</text:p>
      <text:p text:style-name="Heading_20_2">
        <text:bookmark-start text:name="toc_consumer_rights_56"/>
        7.5 Права потребителя
        <text:bookmark-end text:name="toc_consumer_rights_56"/>
      </text:p>
      <text:p text:style-name="Clause">
        <text:bookmark-start text:name="toc_consumer_rights_list_consumer_rights_list"/>
        7.5.1 В течение гарантийного срока потребитель имеет право на:
        <text:bookmark-end text:name="toc_consumer_rights_list_consumer_rights_list"/>
      </text:p>
      <text:p text:style-name="Subclause">– безвозмездное устранение дефектов в сервисном центре;</text:p>
      <text:p text:style-name="Subclause">– замену неисправного изделия на аналогичное (при невозможности ремонта);</text:p>
      <text:p text:style-name="Subclause">– возврат денежных средств (при невозможности ремонта или замены).</text:p>
      <text:p text:style-name="Heading_20_2">
        <text:bookmark-start text:name="toc_complaint_procedure_57"/>
        7.6 Порядок предъявления рекламаций
        <text:bookmark-end text:name="toc_complaint_procedure_57"/>
      </text:p>
      <text:p text:style-name="Clause">
        <text:bookmark-start text:name="toc_complaint_steps_complaint_steps"/>
        7.6.1 Порядок предъявления рекламаций:
        <text:bookmark-end text:name="toc_complaint_steps_complaint_steps"/>
      </text:p>
      <text:p text:style-name="Subclause">– обращение в сервисный центр с изделием, документами и сохраненной пломбой;</text:p>
      <text:p text:style-name="Subclause">– предоставление описания неисправности;</text:p>
      <text:p text:style-name="Subclause">– прохождение диагностики;</text:p>
      <text:p text:style-name="Subclause">– получение заключения о характере дефекта и условиях гарантийного случа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style style:name="Standard" style:family="paragraph">
      <style:text-properties fo:font-size="14pt"/>
    </style:style>
  </office:styles>
  <office:automatic-styles>
    <style:page-layout style:name="Mpm1">
      <style:page-layout-properties fo:page-width="21.0cm" fo:page-height="29.7cm" fo:margin-top="1.5cm" fo:margin-bottom="2.0cm" fo:margin-left="3.0cm" fo:margin-right="1.5cm" style:writing-mode="lr-tb"/>
    </style:page-layout>
  </office:automatic-styles>
  <office:master-styles>
    <style:master-page style:name="Standard" style:page-layout-name="M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meta:generator>UniversalDocumentBuilder-TU</meta:generator>
    <dc:title>Технические условия</dc:title>
    <dc:creator>Генератор ГОСТ</dc:creator>
    <meta:creation-date>2025-12-25T20:32:43</meta:creation-date>
    <dc:date>2025-12-25T20:32:43</dc:date>
  </office:meta>
</office:document-meta>
</file>